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5mm"/>
    </style:style>
    <style:style style:name="ro1" style:family="table-row">
      <style:table-row-properties style:row-height="17.6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34.75mm" fo:break-before="auto" style:use-optimal-row-height="true"/>
    </style:style>
    <style:style style:name="ro4" style:family="table-row">
      <style:table-row-properties style:row-height="38.17mm" fo:break-before="auto" style:use-optimal-row-height="true"/>
    </style:style>
    <style:style style:name="ro5" style:family="table-row">
      <style:table-row-properties style:row-height="31.3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0.78mm" fo:break-before="auto" style:use-optimal-row-height="true"/>
    </style:style>
    <style:style style:name="ro8" style:family="table-row">
      <style:table-row-properties style:row-height="48.44mm" fo:break-before="auto" style:use-optimal-row-height="true"/>
    </style:style>
    <style:style style:name="ro9" style:family="table-row">
      <style:table-row-properties style:row-height="14.2mm" fo:break-before="auto" style:use-optimal-row-height="true"/>
    </style:style>
    <style:style style:name="ro10" style:family="table-row">
      <style:table-row-properties style:row-height="21.06mm" fo:break-before="auto" style:use-optimal-row-height="true"/>
    </style:style>
    <style:style style:name="ro11" style:family="table-row">
      <style:table-row-properties style:row-height="24.48mm" fo:break-before="auto" style:use-optimal-row-height="true"/>
    </style:style>
    <style:style style:name="ro1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a xlink:href="https://en.dict.naver.com/#/entry/enko/6eefbd02c7c54f5eb05220b0b90079fa" xlink:type="simple">ter·rify</text:a> </text:p>
          </table:table-cell>
          <table:table-cell office:value-type="string" calcext:value-type="string">
            <text:p>[ˈterɪfaɪ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몹시) 무섭게[겁먹게] 하다<text:line-break/>Flying terrifies her.<text:line-break/><text:line-break/>비행기를 타는 것은 그녀를 무섭게 한다[비행기를 타는 것이 그녀는 무섭다].<text:line-break/></text:p>
          </table:table-cell>
          <table:table-cell/>
          <table:table-cell table:style-name="ce1" table:number-columns-repeated="2"/>
        </table:table-row>
        <table:table-row table:style-name="ro2">
          <table:table-cell office:value-type="string" calcext:value-type="string">
            <text:p><text:a xlink:href="https://en.dict.naver.com/#/entry/enko/371c2c90ad0f4cc0b8e86fc963b9dd6e" xlink:type="simple">red-hand·ed</text:a> </text:p>
          </table:table-cell>
          <table:table-cell office:value-type="string" calcext:value-type="string">
            <text:p>[-hǽndid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손이 빨간; 손이 피투성이의<text:line-break/>2.형용사 현행범의</text:p>
          </table:table-cell>
          <table:table-cell/>
          <table:table-cell table:style-name="ce1" table:number-columns-repeated="2"/>
        </table:table-row>
        <table:table-row table:style-name="ro3">
          <table:table-cell office:value-type="string" calcext:value-type="string">
            <text:p><text:a xlink:href="https://en.dict.naver.com/#/entry/enko/cfc863af88d5490782095b676dbbb670" xlink:type="simple">chill</text:a> </text:p>
          </table:table-cell>
          <table:table-cell office:value-type="string" calcext:value-type="string">
            <text:p>[tʃɪl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냉기, 한기<text:line-break/>There’s a chill in the air this morning.<text:line-break/><text:line-break/>오늘 아침에는 공기가 차다.<text:line-break/><text:line-break/>2.명사 오한<text:line-break/>3.명사 오싹한 느낌<text:line-break/>a chill of fear/apprehension<text:line-break/><text:line-break/>두려움/불안감에 오싹해지는 기분</text:p>
          </table:table-cell>
          <table:table-cell/>
          <table:table-cell table:style-name="ce1" table:number-columns-repeated="2"/>
        </table:table-row>
        <table:table-row table:style-name="ro4">
          <table:table-cell office:value-type="string" calcext:value-type="string">
            <text:p><text:a xlink:href="https://en.dict.naver.com/#/entry/enko/ec2a96a50fd84787a876b784e043b07c" xlink:type="simple">whine</text:a> </text:p>
          </table:table-cell>
          <table:table-cell office:value-type="string" calcext:value-type="string">
            <text:p>[waɪ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징징[칭얼]거리다, 우는 소리를 하다<text:line-break/>Stop whining<text:line-break/><text:line-break/>그만 징징거려<text:line-break/><text:line-break/>2.동사 낑낑[끙끙]거리다<text:line-break/>The dog whined and scratched at the door.<text:line-break/><text:line-break/>개가 낑낑거리며 문을 긁었다.<text:line-break/><text:line-break/>3.동사 끼익끽 하는 소리를 내다</text:p>
          </table:table-cell>
          <table:table-cell/>
          <table:table-cell table:style-name="ce1" table:number-columns-repeated="2"/>
        </table:table-row>
        <table:table-row table:style-name="ro5">
          <table:table-cell office:value-type="string" calcext:value-type="string">
            <text:p><text:a xlink:href="https://en.dict.naver.com/#/entry/enko/7070c69ac2e5452a8b1f2e451b5650bb" xlink:type="simple">whip[lick]…into shap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…을 정상화하다<text:line-break/>A carpenter can lick a broken chair into shape.<text:line-break/><text:line-break/>목수는 부러진 의자를 온전한 것으로 만들 수 있다.<text:line-break/><text:line-break/>2.사람으로 만들어 놓다<text:line-break/>A doctor whipped him into shape.<text:line-break/><text:line-break/>의사는 그를 사람으로 만들어 놓았다.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<text:a xlink:href="https://en.dict.naver.com/#/entry/enko/e3d12dc93cb74c0db36541eaf70cf80a" xlink:type="simple">|make |up (with somebody)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(~와) 화해하다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<text:a xlink:href="https://en.dict.naver.com/#/entry/enko/905c7696e9ae4d16afc5c6af7db222cc" xlink:type="simple">|wind somebody⇄|up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~를 약올리다</text:p>
          </table:table-cell>
          <table:table-cell/>
          <table:table-cell table:style-name="ce1"/>
          <table:table-cell/>
        </table:table-row>
        <table:table-row table:style-name="ro5">
          <table:table-cell office:value-type="string" calcext:value-type="string">
            <text:p><text:a xlink:href="https://en.dict.naver.com/#/entry/enko/1a18e967b946437ca221306bfbceac3a" xlink:type="simple">grin</text:a> </text:p>
          </table:table-cell>
          <table:table-cell office:value-type="string" calcext:value-type="string">
            <text:p>[ɡrɪ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소리 없이) 활짝[크게] 웃다<text:line-break/>She grinned amiably at us.<text:line-break/><text:line-break/>그녀가 우리를 보고 다정하게 활짝 웃었다.<text:line-break/><text:line-break/>2.명사 (소리 없이) 활짝[크게] 웃음<text:line-break/>She gave a broad grin.<text:line-break/><text:line-break/>그녀가 크게 활짝 웃어 보였다.</text:p>
          </table:table-cell>
          <table:table-cell/>
          <table:table-cell table:style-name="ce1" table:number-columns-repeated="2"/>
        </table:table-row>
        <table:table-row table:style-name="ro3">
          <table:table-cell office:value-type="string" calcext:value-type="string">
            <text:p><text:a xlink:href="https://en.dict.naver.com/#/entry/enko/6216644f808d4b55b4cc08ade8ca06f4" xlink:type="simple">fool</text:a> </text:p>
          </table:table-cell>
          <table:table-cell table:style-name="Default" office:value-type="string" calcext:value-type="string">
            <text:p>[fuːl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바보<text:line-break/>Don’t be such a fool<text:line-break/><text:line-break/>그렇게 바보같이 굴지 마<text:line-break/><text:line-break/>2.명사 (과거 왕이 고용하던) 어릿광대<text:line-break/>3.명사 풀(과일을 삶아 으깬 것에 크림이나 커스터드(custard)를 섞어 차게 먹는 디저트)<text:line-break/>rhubarb fool<text:line-break/><text:line-break/>대황 풀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dict.naver.com/#/entry/enko/8304df908a7c47c49b39e00e5e3310ab" xlink:type="simple">|fairy tal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명사 동화<text:line-break/>2.명사 꾸며낸 이야기, 거짓말<text:line-break/>Now tell me the truth: I don’t want any more of your fairy stories.<text:line-break/><text:line-break/>자 이제 진실을 말해 봐. 더 이상 네가 꾸며낸 얘긴 듣고 싶지 않아.</text:p>
          </table:table-cell>
          <table:table-cell/>
          <table:table-cell table:style-name="ce1"/>
          <table:table-cell/>
        </table:table-row>
        <table:table-row table:style-name="ro6">
          <table:table-cell table:style-name="Default" office:value-type="string" calcext:value-type="string">
            <text:p>be |onto something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(대단한 것을) 발견해[이뤄] 낼 가능성이 있다</text:p>
          </table:table-cell>
          <table:table-cell table:number-columns-repeated="3"/>
        </table:table-row>
        <table:table-row table:style-name="ro6">
          <table:table-cell table:style-name="Default" office:value-type="string" calcext:value-type="string">
            <text:p>What are you getting at?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결국 자네는 무슨 말을 하고자 하는 건가?</text:p>
          </table:table-cell>
          <table:table-cell table:number-columns-repeated="3"/>
        </table:table-row>
        <table:table-row table:style-name="ro7">
          <table:table-cell table:style-name="Default" office:value-type="string" calcext:value-type="string">
            <text:p>get at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…에 도달하다, 닿다<text:line-break/>2.…을 잡다, 수중에 넣다<text:line-break/>3.[일]에 착수하다, 시작하다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weary</text:p>
          </table:table-cell>
          <table:table-cell office:value-type="string" calcext:value-type="string">
            <text:p>[ˈwɪr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몹시) 지친, 피곤한<text:line-break/>a weary traveller<text:line-break/><text:line-break/>지친 여행자<text:line-break/><text:line-break/>2.형용사 지치게[피곤하게] 하는<text:line-break/>a weary journey<text:line-break/><text:line-break/>피곤한 여정<text:line-break/><text:line-break/>3.형용사 ~에 싫증난<text:line-break/>Students soon grow weary of listening to a parade of historical facts.<text:line-break/><text:line-break/>학생들은 이어지는 역사적 사실들을 듣는 것에 금방 싫증을 낸다.</text:p>
          </table:table-cell>
          <table:table-cell table:number-columns-repeated="2"/>
          <table:table-cell table:style-name="ce1"/>
        </table:table-row>
        <table:table-row table:style-name="ro5">
          <table:table-cell table:style-name="Default" office:value-type="string" calcext:value-type="string">
            <text:p>re·peti·tive</text:p>
          </table:table-cell>
          <table:table-cell table:style-name="Default" office:value-type="string" calcext:value-type="string">
            <text:p>[rɪˈpetətɪv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지루할·단조로운 정도로) 반복적인<text:line-break/>a repetitive task.<text:line-break/><text:line-break/>반복적인 작업<text:line-break/><text:line-break/>2.형용사 (계속) 반복되는<text:line-break/>a repetitive pattern of behaviour<text:line-break/><text:line-break/>반복되는 행동 양식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51f9f881172641e6b6289c22d4166f32" xlink:type="simple">mon·ot·on·ous</text:a> </text:p>
          </table:table-cell>
          <table:table-cell office:value-type="string" calcext:value-type="string">
            <text:p>[mə|nɑːtənə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지루할 정도로) 단조로운[변함없는]<text:line-break/>a monotonous voice/diet/routine<text:line-break/><text:line-break/>단조로운 목소리/식사/변함없는 틀[일상]</text:p>
          </table:table-cell>
          <table:table-cell/>
          <table:table-cell table:style-name="ce1" table:number-columns-repeated="2"/>
        </table:table-row>
        <table:table-row table:style-name="ro10">
          <table:table-cell office:value-type="string" calcext:value-type="string">
            <text:p><text:a xlink:href="https://en.dict.naver.com/#/entry/enko/5da7b0f8c6d542848933ec148a51acb5" xlink:type="simple">wealthy</text:a> </text:p>
          </table:table-cell>
          <table:table-cell office:value-type="string" calcext:value-type="string">
            <text:p>[ˈwelθ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부유한, 재산이 많은<text:line-break/>a wealthy nation<text:line-break/><text:line-break/>부유한 나라[부국(富國)]<text:line-break/><text:line-break/>2.형용사 부자들</text:p>
          </table:table-cell>
          <table:table-cell/>
          <table:table-cell table:style-name="ce1" table:number-columns-repeated="2"/>
        </table:table-row>
        <table:table-row table:style-name="ro4">
          <table:table-cell office:value-type="string" calcext:value-type="string">
            <text:p><text:a xlink:href="https://en.dict.naver.com/#/entry/enko/14bda3ad05cf4e4c8b2550fc88c3b3aa" xlink:type="simple">trump</text:a> </text:p>
          </table:table-cell>
          <table:table-cell office:value-type="string" calcext:value-type="string">
            <text:p>[trʌmp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(일부 카드놀이에서) 으뜸패<text:line-break/>I played a trump and won the trick.<text:line-break/><text:line-break/>나는 으뜸패를 내어 그 판을 이겼다.<text:line-break/><text:line-break/>2.명사 (일부 카드놀이에서 한 벌의) 으뜸패<text:line-break/>What’s trumps?<text:line-break/><text:line-break/>으뜸패는 뭐지?<text:line-break/><text:line-break/>3.동사 으뜸패를 내다</text:p>
          </table:table-cell>
          <table:table-cell/>
          <table:table-cell table:style-name="ce1" table:number-columns-repeated="2"/>
        </table:table-row>
        <table:table-row table:style-name="ro6">
          <table:table-cell table:style-name="Default" office:value-type="string" calcext:value-type="string">
            <text:p>I brought a friend along today.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오늘 친구를 한 명 함께 데려왔어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dict.naver.com/#/entry/enko/7f1e4469b7ab4140bccddf74a503bdfa" xlink:type="simple">perk</text:a> </text:p>
          </table:table-cell>
          <table:table-cell office:value-type="string" calcext:value-type="string">
            <text:p>[pə́ːrk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자동사 &lt;귀·꼬리 등이&gt; 쫑긋 서다 ((up)); 목에 힘을 주다; 젠체하다, 뽐내다, 으스대다; 목에 힘을 주다<text:line-break/>He perks over his neighbors.<text:line-break/><text:line-break/>그는 이웃 사람들에게 으스댄다.<text:line-break/><text:line-break/>2.자동사 (앓고 난 후에) 기운을 회복하다, 생기가 나다, 활발해지다<text:line-break/>You'll soon perk up.<text:line-break/><text:line-break/>곧 기운을 되찾을 거야.<text:line-break/><text:line-break/>3.타동사 멋부려 차려입다 ((out, up))</text:p>
          </table:table-cell>
          <table:table-cell/>
          <table:table-cell table:style-name="ce1" table:number-columns-repeated="2"/>
        </table:table-row>
        <table:table-row table:style-name="ro5">
          <table:table-cell table:style-name="Default" office:value-type="string" calcext:value-type="string">
            <text:p>argh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감탄사 앗, 으악((좌절, 성가심, 고통, 혼란 등을 나타낼 때 사용하는 감탄사))<text:line-break/>I spent 2 hours writing my report. Argh I didn't save it.<text:line-break/><text:line-break/>보고서를 2 시간이나 썼다. 앗 저장을 안 했네.<text:line-break/><text:line-break/>2.감탄사 헉, 으악((치명상을 입고 죽기 직전에 외치는 외마디 비명))<text:line-break/>ARGH After giving a cry, he was suffering and lying at death's door.<text:line-break/><text:line-break/>으악 외마디 비명을 외친 후, 그는 고통을 받으며 죽어가고 있었다.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dash</text:p>
          </table:table-cell>
          <table:table-cell table:style-name="Default" office:value-type="string" calcext:value-type="string">
            <text:p>[dæʃ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황급히[맹렬히] 달려감, 돌진, 질주<text:line-break/>When the doors opened, there was a mad dash for seats.<text:line-break/><text:line-break/>문이 열리자 (사람들이) 자리를 찾아 미친 듯이 달려갔다.<text:line-break/><text:line-break/>2.명사 (…을) 황급히[서둘러] 함<text:line-break/>a last-minute dash to buy presents<text:line-break/><text:line-break/>마지막 순간에 서둘러 선물들을 사기<text:line-break/><text:line-break/>3.명사 (다른 것에 첨가하는) 소량[약간]<text:line-break/>Add a dash of lemon juice.<text:line-break/><text:line-break/>레몬주스를 약간 넣어라.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peek</text:p>
          </table:table-cell>
          <table:table-cell table:style-name="Default" office:value-type="string" calcext:value-type="string">
            <text:p>[piːk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재빨리) 훔쳐보다<text:line-break/>No peeking<text:line-break/><text:line-break/>훔쳐보기 없기<text:line-break/><text:line-break/>2.동사 살짝[아주 조금] 보이다<text:line-break/>Her feet peeked out from the end of the blanket.<text:line-break/><text:line-break/>담요 끝자락 밖으로 그녀의 발이 살짝 보였다.<text:line-break/><text:line-break/>3.명사<text:line-break/>I took a quick peek inside.<text:line-break/><text:line-break/>나는 재빨리 안을 훔쳐보았다.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flinch</text:p>
          </table:table-cell>
          <table:table-cell office:value-type="string" calcext:value-type="string">
            <text:p>[flɪntʃ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움찔[주춤]하다<text:line-break/>He flinched at the sight of the blood.<text:line-break/><text:line-break/>그는 피를 보고 움찔했다.</text:p>
          </table:table-cell>
          <table:table-cell table:number-columns-repeated="2"/>
          <table:table-cell table:style-name="ce1"/>
        </table:table-row>
        <table:table-row table:style-name="ro9">
          <table:table-cell office:value-type="string" calcext:value-type="string">
            <text:p><text:a xlink:href="https://en.dict.naver.com/#/entry/enko/1e57268e25ce40cf8c68097573708f06" xlink:type="simple">gosh</text:a> </text:p>
          </table:table-cell>
          <table:table-cell office:value-type="string" calcext:value-type="string">
            <text:p>[ɡɑːʃ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감탄사 이크, 어이쿠<text:line-break/>Gosh, is that the time?<text:line-break/><text:line-break/>어이쿠, 시간이 저렇게 됐어?</text:p>
          </table:table-cell>
          <table:table-cell/>
          <table:table-cell table:style-name="ce1" table:number-columns-repeated="2"/>
        </table:table-row>
        <table:table-row table:style-name="ro6">
          <table:table-cell office:value-type="string" calcext:value-type="string">
            <text:p><text:a xlink:href="https://en.dict.naver.com/#/entry/enko/1c298b315991440482063edede3c2bd6" xlink:type="simple">grumpy</text:a> </text:p>
          </table:table-cell>
          <table:table-cell office:value-type="string" calcext:value-type="string">
            <text:p>[ˈɡrʌmp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형용사 성격이 나쁜</text:p>
          </table:table-cell>
          <table:table-cell/>
          <table:table-cell table:style-name="ce1" table:number-columns-repeated="2"/>
        </table:table-row>
        <table:table-row table:style-name="ro11">
          <table:table-cell office:value-type="string" calcext:value-type="string">
            <text:p><text:a xlink:href="https://en.dict.naver.com/#/userEntry/enko/12d458545f0d1948c454f441ba86068d" xlink:type="simple">in ages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오랫 동안<text:line-break/>I haven't read a book in ages.<text:line-break/><text:line-break/>책 읽은 지 오래 됐어.<text:line-break/><text:line-break/>2.오랫동안<text:line-break/>3."오랫동안"이라는 뜻이다.</text:p>
          </table:table-cell>
          <table:table-cell/>
          <table:table-cell table:style-name="ce1"/>
          <table:table-cell/>
        </table:table-row>
        <table:table-row table:style-name="ro5">
          <table:table-cell table:style-name="Default" office:value-type="string" calcext:value-type="string">
            <text:p>sulk</text:p>
          </table:table-cell>
          <table:table-cell table:style-name="Default" office:value-type="string" calcext:value-type="string">
            <text:p>[sʌlk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부루퉁하다, 샐쭉하다<text:line-break/>He went off to sulk in his room.<text:line-break/><text:line-break/>그가 부루퉁해서 자기 방으로 가 버렸다.<text:line-break/><text:line-break/>2.명사 (한동안) 부루퉁함[샐쭉함]<text:line-break/>Jo was in a sulk upstairs.<text:line-break/><text:line-break/>조는 위층에서 부루퉁해 있었다.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shat·ter</text:p>
          </table:table-cell>
          <table:table-cell table:style-name="Default" office:value-type="string" calcext:value-type="string">
            <text:p>[ˈʃætə(r)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산산이 부서지다, 산산조각 나다; 산산이 부수다. 산산조각 내다<text:line-break/>He dropped the vase and it shattered into pieces on the floor.<text:line-break/><text:line-break/>그가 그 꽃병을 떨어뜨려 그것이 바닥에서 산산이 부서졌다.<text:line-break/><text:line-break/>2.동사 (특히 희망·신념 등을[이]) 산산조각 내다[산산조각 나다]<text:line-break/>Anna’s self-confidence had been completely shattered.<text:line-break/><text:line-break/>안나의 자신감은 완전 산산조각 난 상태였다.<text:line-break/><text:line-break/>3.동사 엄청난 충격을 주다<text:line-break/>The unexpected death of their son shattered them.<text:line-break/><text:line-break/>예기치 않은 아들의 죽음은 그들을 엄청난 충격에 빠뜨렸다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dict.naver.com/#/entry/enko/ae432a2188434cd89b75ee2488078ed6" xlink:type="simple">aba·lone</text:a> </text:p>
          </table:table-cell>
          <table:table-cell office:value-type="string" calcext:value-type="string">
            <text:p>[|æbə|loʊn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전복</text:p>
          </table:table-cell>
          <table:table-cell/>
          <table:table-cell table:style-name="ce1" table:number-columns-repeated="2"/>
        </table:table-row>
        <table:table-row table:style-name="ro8">
          <table:table-cell table:style-name="Default" office:value-type="string" calcext:value-type="string">
            <text:p>silly</text:p>
          </table:table-cell>
          <table:table-cell table:style-name="Default" office:value-type="string" calcext:value-type="string">
            <text:p>[ˈsɪli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어리석은, 바보 같은<text:line-break/>a silly idea<text:line-break/><text:line-break/>어리석은 생각<text:line-break/><text:line-break/>2.형용사 우스꽝스러운, 유치한, 철없는<text:line-break/>a silly sense of humour<text:line-break/><text:line-break/>유치한 유머 감각<text:line-break/><text:line-break/>3.형용사 (실용적이지 않고) 장난감 같은; 심각하지 않은<text:line-break/>We had to wear these silly little hats.<text:line-break/><text:line-break/>우리는 이 장난감 같은 작은 모자를 써야 했다.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keep somebody |company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~의 곁에 있어 주다[친구가 되어 주다]<text:line-break/>I’ll keep you company while you’re waiting.<text:line-break/><text:line-break/>네가 기다리는 동안 함께 있어 줄게.</text:p>
          </table:table-cell>
          <table:table-cell table:number-columns-repeated="3"/>
        </table:table-row>
        <table:table-row table:style-name="ro5">
          <table:table-cell table:style-name="Default" office:value-type="string" calcext:value-type="string">
            <text:p>stub·born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형용사 완고한, 고집스러운, 완강한<text:line-break/>He was too stubborn to admit that he was wrong.<text:line-break/><text:line-break/>그는 너무 완고해서 자기 잘못을 인정하지 않았다.<text:line-break/><text:line-break/>2.형용사 없애기[다루기] 힘든, 고질적인<text:line-break/>a stubborn cough/stain<text:line-break/><text:line-break/>잘 안 낫는[고질적인] 기침/잘 안 없어지는 얼룩</text:p>
          </table:table-cell>
          <table:table-cell table:number-columns-repeated="3"/>
        </table:table-row>
        <table:table-row table:style-name="ro6">
          <table:table-cell table:style-name="Default" office:value-type="string" calcext:value-type="string">
            <text:p>picky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형용사 까다로운, 별스러운</text:p>
          </table:table-cell>
          <table:table-cell table:number-columns-repeated="3"/>
        </table:table-row>
        <table:table-row table:style-name="ro6">
          <table:table-cell table:style-name="Default" office:value-type="string" calcext:value-type="string">
            <text:p>ar·ro·gant</text:p>
          </table:table-cell>
          <table:table-cell table:style-name="Default" office:value-type="string" calcext:value-type="string">
            <text:p>[ˈærəɡənt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형용사 오만한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in·con·sid·er·ate</text:p>
          </table:table-cell>
          <table:table-cell office:value-type="string" calcext:value-type="string">
            <text:p>[ˌɪnkənˈsɪdərə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사려깊지 못한<text:line-break/>inconsiderate behaviour<text:line-break/><text:line-break/>사려깊지 못한 행동</text:p>
          </table:table-cell>
          <table:table-cell table:number-columns-repeated="2"/>
          <table:table-cell table:style-name="ce1"/>
        </table:table-row>
        <table:table-row table:style-name="ro11">
          <table:table-cell table:style-name="Default" office:value-type="string" calcext:value-type="string">
            <text:p>as[so] far as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(거리·범위·정도가) …까지<text:line-break/>Yet-got it as far as June Snyder. Please finish them for me.<text:line-break/><text:line-break/>준 스나이더까지 끝냈는데 나머지를 좀 부탁해.<text:line-break/><text:line-break/>2.…와 같은[같이 먼] 거리까지<text:line-break/>3.…하는 한; …에 관한 한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c7d104daad08483c91f5a57370d1b827" xlink:type="simple">at (your) |eas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마음이 편안한<text:line-break/>I never feel completely at ease with him.<text:line-break/><text:line-break/>나는 그와 함께 있을 때 마음이 완전히 편안한 적이 한 번도 없다.</text:p>
          </table:table-cell>
          <table:table-cell/>
          <table:table-cell table:style-name="ce1"/>
          <table:table-cell/>
        </table:table-row>
        <table:table-row table:style-name="ro8">
          <table:table-cell office:value-type="string" calcext:value-type="string">
            <text:p><text:a xlink:href="https://en.dict.naver.com/#/entry/enko/20e747131ab8481194527a05d18c4679" xlink:type="simple">op·pos·ite</text:a> </text:p>
          </table:table-cell>
          <table:table-cell office:value-type="string" calcext:value-type="string">
            <text:p>[|ɑːpəzə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보통 마주 보고 있는 둘 중) 다른 편[쪽]의[건너편의]<text:line-break/>Answers are given on the opposite page.<text:line-break/><text:line-break/>해답은 다른 쪽[옆] 페이지에 제시되어 있다.<text:line-break/><text:line-break/>2.형용사 … 맞은편의<text:line-break/>I could see smoke coming from the windows of the house directly opposite.<text:line-break/><text:line-break/>내 눈에 바로 맞은편 집 창문에서 연기가 나오는 게 보였다.<text:line-break/><text:line-break/>3.형용사 (정)반대의<text:line-break/>I watched them leave and then drove off in the opposite direction.<text:line-break/><text:line-break/>나는 그들이 떠나는 것을 지켜보다가 차를 몰고 반대 방향으로 떠났다.</text:p>
          </table:table-cell>
          <table:table-cell/>
          <table:table-cell table:style-name="ce1" table:number-columns-repeated="2"/>
        </table:table-row>
        <table:table-row table:style-name="ro9">
          <table:table-cell office:value-type="string" calcext:value-type="string">
            <text:p><text:a xlink:href="https://en.dict.naver.com/#/entry/enko/71540da66d4a42e8972c82992742839e" xlink:type="simple">phew</text:a> </text:p>
          </table:table-cell>
          <table:table-cell office:value-type="string" calcext:value-type="string">
            <text:p>[fjuː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감탄사 후유, 휴(더울 때·지쳤을 때·안도감을 느낄 때 내는 소리)<text:line-break/>Phew, it’s hot in here<text:line-break/><text:line-break/>후유, 이 안은 더워</text:p>
          </table:table-cell>
          <table:table-cell/>
          <table:table-cell table:style-name="ce1" table:number-columns-repeated="2"/>
        </table:table-row>
        <table:table-row table:style-name="ro2">
          <table:table-cell office:value-type="string" calcext:value-type="string">
            <text:p><text:a xlink:href="https://en.dict.naver.com/#/entry/enko/18b43c6c1be044a7aee00dab48df63e7" xlink:type="simple">|come |over (to…)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(특히 누구의 집에) 들르다</text:p>
          </table:table-cell>
          <table:table-cell/>
          <table:table-cell table:style-name="ce1"/>
          <table:table-cell/>
        </table:table-row>
        <table:table-row table:style-name="ro8">
          <table:table-cell office:value-type="string" calcext:value-type="string">
            <text:p><text:a xlink:href="https://en.dict.naver.com/#/entry/enko/a16b978fc0994a6eb2006773d40e1397" xlink:type="simple">re·lief</text:a> </text:p>
          </table:table-cell>
          <table:table-cell office:value-type="string" calcext:value-type="string">
            <text:p>[rɪˈliːf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안도, 안심<text:line-break/>a sense of relief<text:line-break/><text:line-break/>안도감<text:line-break/><text:line-break/>2.명사 (고통·불안 등의) 경감[완화/제거]<text:line-break/>modern methods of pain relief<text:line-break/><text:line-break/>현대적인 진통법들<text:line-break/><text:line-break/>3.명사 구호품, 구호물자; 구호<text:line-break/>famine relief<text:line-break/><text:line-break/>기아 구호품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9029a9cd3aa64279ae0a152d6b0c865b" xlink:type="simple">weep</text:a> </text:p>
          </table:table-cell>
          <table:table-cell office:value-type="string" calcext:value-type="string">
            <text:p>[wiːp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울다, 눈물을 흘리다<text:line-break/>She started to weep uncontrollably.<text:line-break/><text:line-break/>그녀가 걷잡을 수 없이 울기 시작했다.<text:line-break/><text:line-break/>2.동사 진물이 흐르다<text:line-break/>His legs were covered with weeping sores.<text:line-break/><text:line-break/>그의 다리는 진물이 흐르는 상처투성이였다.<text:line-break/><text:line-break/>3.명사 울기<text:line-break/>Sometimes you feel better for a good weep.<text:line-break/><text:line-break/>때로는 한바탕 실컷 울고 나면 기분이 나아진다.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08813421879e4d1f8e540f99f2c5b927" xlink:type="simple">sob</text:a> </text:p>
          </table:table-cell>
          <table:table-cell table:style-name="Default" office:value-type="string" calcext:value-type="string">
            <text:p>[sɑːb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흑흑) 흐느끼다, 흐느껴 울다<text:line-break/>I heard a child sobbing loudly.<text:line-break/><text:line-break/>난 어떤 아이가 크게 흐느껴 우는 소리를 들었다.<text:line-break/><text:line-break/>2.동사 흐느끼며[흐느껴 울며] 말하다<text:line-break/>‘I hate him,’ she sobbed.<text:line-break/><text:line-break/>“난 그가 싫어요.” 그녀가 흐느끼며 말했다.<text:line-break/><text:line-break/>3.명사 흐느껴 울기[우는 소리], 흐느낌<text:line-break/>He gave a deep sob.<text:line-break/><text:line-break/>그는 한바탕 서럽게 흐느꼈다.</text:p>
          </table:table-cell>
          <table:table-cell/>
          <table:table-cell table:style-name="ce1"/>
          <table:table-cell/>
        </table:table-row>
        <table:table-row table:style-name="ro5">
          <table:table-cell table:style-name="Default" office:value-type="string" calcext:value-type="string">
            <text:p>de·lib·er·ate·ly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부사 고의로, 의도[계획]적으로<text:line-break/>She’s been deliberately ignoring him all day.<text:line-break/><text:line-break/>그녀는 하루 종일 의도적으로 그를 무시하고 있다.<text:line-break/><text:line-break/>2.부사 신중하게, 찬찬히<text:line-break/>He packed up his possessions slowly and deliberately.<text:line-break/><text:line-break/>그는 자기 소지품들을 천천히 신중하게 꾸렸다.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|fall for somebody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~에게 홀딱 반하다[빠지다]<text:line-break/>They fell for each other instantly.<text:line-break/><text:line-break/>그들은 즉시 서로에게 홀딱 빠졌다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dict.naver.com/#/entry/enko/140a6386419a41218223eb5810658934" xlink:type="simple">(all) by one|self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혼자; 다른 사람 없이<text:line-break/>2.도움을 받지 않고</text:p>
          </table:table-cell>
          <table:table-cell/>
          <table:table-cell table:style-name="ce1"/>
          <table:table-cell/>
        </table:table-row>
        <table:table-row table:style-name="ro5">
          <table:table-cell office:value-type="string" calcext:value-type="string">
            <text:p><text:a xlink:href="https://en.dict.naver.com/#/entry/enko/b6535eb260184b67b6f06bf5d23f06f9" xlink:type="simple">sneeze</text:a> </text:p>
          </table:table-cell>
          <table:table-cell office:value-type="string" calcext:value-type="string">
            <text:p>[sniːz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재채기하다<text:line-break/>I’ve been sneezing all morning.<text:line-break/><text:line-break/>난 오전 내내 재채기를 하고 있어.<text:line-break/><text:line-break/>2.명사 재채기<text:line-break/>coughs and sneezes<text:line-break/><text:line-break/>기침과 재채기</text:p>
          </table:table-cell>
          <table:table-cell/>
          <table:table-cell table:style-name="ce1" table:number-columns-repeated="2"/>
        </table:table-row>
        <table:table-row table:style-name="ro5">
          <table:table-cell office:value-type="string" calcext:value-type="string">
            <text:p><text:a xlink:href="https://en.dict.naver.com/#/entry/enko/d361b6f0c3f34489a3a585a36b6a6495" xlink:type="simple">rum·mage</text:a> </text:p>
          </table:table-cell>
          <table:table-cell office:value-type="string" calcext:value-type="string">
            <text:p>[ˈrʌmɪdʒ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뒤지다<text:line-break/>She was rummaging around in her bag for her keys.<text:line-break/><text:line-break/>그녀는 열쇠를 찾아 가방 안을 이리저리 뒤지고 있었다.<text:line-break/><text:line-break/>2.명사 뒤지기<text:line-break/>Have a rummage around in the drawer and see if you can find a pen.<text:line-break/><text:line-break/>서랍을 이리저리 뒤져서 펜이 있는지 한번 봐.</text:p>
          </table:table-cell>
          <table:table-cell/>
          <table:table-cell table:style-name="ce1" table:number-columns-repeated="2"/>
        </table:table-row>
        <table:table-row table:style-name="ro10">
          <table:table-cell office:value-type="string" calcext:value-type="string">
            <text:p><text:a xlink:href="https://en.dict.naver.com/#/entry/enko/1ee3b7d3f2dd464bb64305db39765af8" xlink:type="simple">fidget</text:a> </text:p>
          </table:table-cell>
          <table:table-cell office:value-type="string" calcext:value-type="string">
            <text:p>[ˈfɪdʒɪ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초조지루함흥분 등으로) 꼼지락거리다[가만히 못 있다]<text:line-break/>Sit still and stop fidgeting<text:line-break/><text:line-break/>그만 좀 나부대고 가만히 앉아 있어<text:line-break/><text:line-break/>2.명사 잠시도 가만히 못 있는 사람</text:p>
          </table:table-cell>
          <table:table-cell/>
          <table:table-cell table:style-name="ce1" table:number-columns-repeated="2"/>
        </table:table-row>
        <table:table-row table:style-name="ro10">
          <table:table-cell office:value-type="string" calcext:value-type="string">
            <text:p><text:a xlink:href="https://en.dict.naver.com/#/entry/enko/107e4758f58943a1bbd8981a24a494b4" xlink:type="simple">whoosh</text:a> </text:p>
          </table:table-cell>
          <table:table-cell office:value-type="string" calcext:value-type="string">
            <text:p>[wʊʃ; wuːʃ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쉭 하는 소리(공기물이 빠르게 지나가며 내는 소리)<text:line-break/>a whoosh of air<text:line-break/><text:line-break/>쉭 하는 공기 소리<text:line-break/><text:line-break/>2.동사 (아주 빠르게) 휙[쉭] 하고 지나가다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dd5ae4d898974f5fbbd7c3663b590aea" xlink:type="simple">nod</text:a> </text:p>
          </table:table-cell>
          <table:table-cell office:value-type="string" calcext:value-type="string">
            <text:p>[nɑːd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고개를) 끄덕이다[끄덕여 나타내다]; (고개가) 끄덕여지다<text:line-break/>I asked him if he would help me and he nodded.<text:line-break/><text:line-break/>내가 그에게 나를 도와주겠느냐고 물었더니 그가 고개를 끄덕였다.<text:line-break/><text:line-break/>2.동사 (인사신호의 표시로 고개를) 까딱하다<text:line-break/>The president nodded to the crowd as he passed in the motorcade.<text:line-break/><text:line-break/>대통령이 자동차를 타고 퍼레이드를 하면서 모인 사람들에게 고개를 까딱해 보였다.<text:line-break/><text:line-break/>3.동사 턱을 들어 가리키다<text:line-break/>I asked where Steve was and she nodded in the direction of the kitchen.<text:line-break/><text:line-break/>스티브가 어디 있냐고 내가 묻자 그녀가 턱을 들어 부엌 쪽을 가리켰다.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<text:a xlink:href="https://en.dict.naver.com/#/entry/enko/8979bd88bba14b139f96fe6d4b6fa0c9" xlink:type="simple">im·pressed</text:a> </text:p>
          </table:table-cell>
          <table:table-cell office:value-type="string" calcext:value-type="string">
            <text:p>[ɪmˈpres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인상 깊게 생각하는, 감명[감동]을 받은<text:line-break/>I must admit I am impressed.<text:line-break/><text:line-break/>제가 감명을 받았음을 인정해야겠군요.<text:line-break/></text:p>
          </table:table-cell>
          <table:table-cell/>
          <table:table-cell table:style-name="ce1" table:number-columns-repeated="2"/>
        </table:table-row>
        <table:table-row table:style-name="ro9">
          <table:table-cell office:value-type="string" calcext:value-type="string">
            <text:p><text:a xlink:href="https://en.dict.naver.com/#/entry/enko/bfc6c15d2f6a43d9b1e1dbf2683d3ef6" xlink:type="simple">ador·able</text:a> </text:p>
          </table:table-cell>
          <table:table-cell office:value-type="string" calcext:value-type="string">
            <text:p>[əˈdɔːrəbl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사랑스러운<text:line-break/>What an adorable child<text:line-break/><text:line-break/>정말 사랑스러운 아이구나</text:p>
          </table:table-cell>
          <table:table-cell/>
          <table:table-cell table:style-name="ce1" table:number-columns-repeated="2"/>
        </table:table-row>
        <table:table-row table:style-name="ro9">
          <table:table-cell table:style-name="Default" office:value-type="string" calcext:value-type="string">
            <text:p>|watch |out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(위험하니까) 조심해라<text:line-break/>Watch out There’s a car coming<text:line-break/><text:line-break/>조심해 차가 오고 있어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3a78d106736948508ade9c1ab5b5b61e" xlink:type="simple">kick up a fuss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소란피우다; 투덜거리다; 말썽꾸러기가 되다; 무례하게 행동하여 (남에게) 폐를 끼치다(row는 cow와 운을 같이 한다. 예문의 변형에 주의)<text:line-break/>They are kicking up a fuss.<text:line-break/><text:line-break/>그들이 소동을 일으키고 있다.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<text:a xlink:href="https://en.dict.naver.com/#/entry/enko/800814bc396c42479616b22ce4221b42" xlink:type="simple">read someone the riot act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엄하게 나무라다; 엄중히 타이르다; …에게 엄한 질책을 하다<text:line-break/>I had to read my son the riot act, so that he could realize what he has done wrong.<text:line-break/><text:line-break/>나는 아들이 잘못한 것을 인식하게 하기 위해 호되게 꾸짖어야 했다.<text:line-break/></text:p>
          </table:table-cell>
          <table:table-cell/>
          <table:table-cell table:style-name="ce1"/>
          <table:table-cell/>
        </table:table-row>
        <table:table-row table:style-name="ro8">
          <table:table-cell office:value-type="string" calcext:value-type="string">
            <text:p><text:a xlink:href="https://en.dict.naver.com/#/entry/enko/4edae86c93304a939ae558e5a9bbca51" xlink:type="simple">be·have</text:a> </text:p>
          </table:table-cell>
          <table:table-cell office:value-type="string" calcext:value-type="string">
            <text:p>[bɪˈheɪv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특정한 방식으로) 처신[행동]하다<text:line-break/>The doctor behaved very unprofessionally.<text:line-break/><text:line-break/>그 의사는 아주 전문가답지 못하게 처신했다.<text:line-break/><text:line-break/>2.동사 예의 바르게 행동하다<text:line-break/>Will you kids just behave<text:line-break/><text:line-break/>얘들아 얌전하게 굴어야지<text:line-break/><text:line-break/>3.동사 행동[행실]이 …한<text:line-break/>well-/badly-behaved children<text:line-break/><text:line-break/>행실이 좋은/나쁜 아이들</text:p>
          </table:table-cell>
          <table:table-cell/>
          <table:table-cell table:style-name="ce1" table:number-columns-repeated="2"/>
        </table:table-row>
        <table:table-row table:style-name="ro2">
          <table:table-cell office:value-type="string" calcext:value-type="string">
            <text:p><text:a xlink:href="https://en.dict.naver.com/#/entry/enko/803ae2501b854d0089b349b5646fcdac" xlink:type="simple">ride a carousel[merry-go-round]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회전 목마를 타다</text:p>
          </table:table-cell>
          <table:table-cell/>
          <table:table-cell table:style-name="ce1"/>
          <table:table-cell/>
        </table:table-row>
        <table:table-row table:style-name="ro6">
          <table:table-cell table:style-name="Default" office:value-type="string" calcext:value-type="string">
            <text:p>a haunted house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귀신 나오는 집, 흉가</text:p>
          </table:table-cell>
          <table:table-cell table:number-columns-repeated="3"/>
        </table:table-row>
        <table:table-row table:style-name="ro9">
          <table:table-cell table:style-name="Default" office:value-type="string" calcext:value-type="string">
            <text:p>a while back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수주[수개월] 전에(는), 앞서(는)<text:line-break/>I talked to your parents a while back.<text:line-break/><text:line-break/>나는 요전에 네 부모님들과 이야기를 나눴다.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pos·sibly</text:p>
          </table:table-cell>
          <table:table-cell office:value-type="string" calcext:value-type="string">
            <text:p>[|pɑːsəbl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부사 아마<text:line-break/>It was possibly their worst performance ever.<text:line-break/><text:line-break/>그것은 아마 지금까지 있은 그들의 공연 중 최악의 공연이었을 것이다.<text:line-break/><text:line-break/>2.부사 &lt;놀라움·짜증스러움 등을 강조함&gt;<text:line-break/>You can’t possibly mean that<text:line-break/><text:line-break/>너 설마 그 말 진심은 아니겠지<text:line-break/><text:line-break/>3.부사 &lt;정중한 부탁을 할 때 씀&gt;<text:line-break/>Could you possibly open that window?<text:line-break/><text:line-break/>저 창문 좀 열어 주실 수 있으세요?</text:p>
          </table:table-cell>
          <table:table-cell table:number-columns-repeated="2"/>
          <table:table-cell table:style-name="ce1"/>
        </table:table-row>
        <table:table-row table:style-name="ro11">
          <table:table-cell office:value-type="string" calcext:value-type="string">
            <text:p><text:a xlink:href="https://en.dict.naver.com/#/entry/enko/fb0421338f3a458cab7ed53789655327" xlink:type="simple">out of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…의 안에서 밖으로, …의 밖으로<text:line-break/>The prisoner hopes to get out of jail within a few months.<text:line-break/><text:line-break/>그 죄수는 몇 달 안에 출옥하기를 희망한다.<text:line-break/><text:line-break/>2.…바깥에, …을 떨어져서<text:line-break/>3.(행위·능력 따위의) 범위 밖에(beyond)</text:p>
          </table:table-cell>
          <table:table-cell/>
          <table:table-cell table:style-name="ce1"/>
          <table:table-cell/>
        </table:table-row>
        <table:table-row table:style-name="ro6">
          <table:table-cell office:value-type="string" calcext:value-type="string">
            <text:p><text:a xlink:href="https://en.dict.naver.com/#/entry/enko/e082a92e30a14c31a1fff7fcf46beaed" xlink:type="simple">take after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…을 닮다(=resemble).</text:p>
          </table:table-cell>
          <table:table-cell/>
          <table:table-cell table:style-name="ce1"/>
          <table:table-cell/>
        </table:table-row>
        <table:table-row table:style-name="ro8">
          <table:table-cell table:style-name="Default" office:value-type="string" calcext:value-type="string">
            <text:p>flat·ter</text:p>
          </table:table-cell>
          <table:table-cell office:value-type="string" calcext:value-type="string">
            <text:p>[ˈflætə(r)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아첨하다, 알랑거리다<text:line-break/>Are you trying to flatter me?<text:line-break/><text:line-break/>너 나한테 아첨하는 거니?<text:line-break/><text:line-break/>2.동사 자기가 잘난 줄 착각하다<text:line-break/>‘How will you manage without me?’ ‘Don’t flatter yourself.’<text:line-break/><text:line-break/>“나 없이 어떡할 거야?” “착각하지 마.”<text:line-break/><text:line-break/>3.동사 (실제보다) 돋보이게 하다<text:line-break/>That colour doesn’t flatter many people.<text:line-break/><text:line-break/>그 색깔이 많은 사람들을 돋보이게 하는 건 아니다[그 색깔을 입어서 돋보이는 사람이 많은 것은 아니다].</text:p>
          </table:table-cell>
          <table:table-cell table:number-columns-repeated="2"/>
          <table:table-cell table:style-name="ce1"/>
        </table:table-row>
        <table:table-row table:style-name="ro5">
          <table:table-cell office:value-type="string" calcext:value-type="string">
            <text:p><text:a xlink:href="https://en.dict.naver.com/#/entry/enko/4ea2ae7ae3a342adb524cf8535165278" xlink:type="simple">|grown-|up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형용사 다 큰, 장성한, 어른[성인]이 된<text:line-break/>What do you want to be when you’re grown-up?<text:line-break/><text:line-break/>넌 크면 뭐가 되고 싶니?<text:line-break/><text:line-break/>2.형용사 성인[어른]에게 맞는<text:line-break/>The child was clearly puzzled at being addressed in such a grown-up way.<text:line-break/><text:line-break/>그렇게 어른을 대하듯 말을 걸어오는 것에 그 아이는 표가 나게 어리둥절해 했다.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<text:a xlink:href="https://en.dict.naver.com/#/entry/enko/3f1988e9c37e416d8d4bb6f1905a135c" xlink:type="simple">home·room</text:a> </text:p>
          </table:table-cell>
          <table:table-cell office:value-type="string" calcext:value-type="string">
            <text:p>[|hoʊmruːm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홈룸(학생들이 출석 점호 등을 위해 등교하면 모이는 교실. 또는 그 교실에서 보내는 시간)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2b163403ae874e89979130e6e18e6fe2" xlink:type="simple">spoil</text:a> </text:p>
          </table:table-cell>
          <table:table-cell office:value-type="string" calcext:value-type="string">
            <text:p>[spɔɪl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망치다, 버려 놓다, 못쓰게 만들다<text:line-break/>Our camping trip was spoilt by bad weather.<text:line-break/><text:line-break/>우리의 캠핑 여행은 날씨가 안 좋아서 망쳐 버렸다.<text:line-break/><text:line-break/>2.동사 (아이를) 응석받이로[버릇없게] 키우다<text:line-break/>She spoils those kids of hers.<text:line-break/><text:line-break/>그녀는 자녀들을 응석받이로 키운다.<text:line-break/><text:line-break/>3.동사 (특별한 일로) 행복하게 하다<text:line-break/>Why not spoil yourself with a weekend in a top hotel?<text:line-break/><text:line-break/>최고급 호텔에서 주말을 보내는 행복을 누려 보시지 않으시겠습니까?</text:p>
          </table:table-cell>
          <table:table-cell/>
          <table:table-cell table:style-name="ce1" table:number-columns-repeated="2"/>
        </table:table-row>
        <table:table-row table:style-name="ro5">
          <table:table-cell table:style-name="Default" office:value-type="string" calcext:value-type="string">
            <text:p>deep |down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마음속으로는[내심]<text:line-break/>Deep down I still loved him.<text:line-break/><text:line-break/>마음속으로는 난 아직도 그를 사랑하고 있었다.<text:line-break/><text:line-break/>2.본심은[사실은]<text:line-break/>He seems confident but deep down he’s quite insecure.<text:line-break/><text:line-break/>그가 (겉으로는) 자신감이 있어 보이지만 사실은 상당히 자신감이 부족하다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b22470da6753457d94cdeeb6c41145b0" xlink:type="simple">|well |off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형용사 부유한, 잘사는<text:line-break/>a well-off family<text:line-break/><text:line-break/>부유한 가문<text:line-break/><text:line-break/>2.형용사 사정[형편]이 좋은<text:line-break/>I’ve got my own room so I’m well off.<text:line-break/><text:line-break/>나는 나만의 방이 있어서 형편이 좋다.</text:p>
          </table:table-cell>
          <table:table-cell/>
          <table:table-cell table:style-name="ce1"/>
          <table:table-cell/>
        </table:table-row>
        <table:table-row table:style-name="ro6">
          <table:table-cell office:value-type="string" calcext:value-type="string">
            <text:p><text:a xlink:href="https://en.dict.naver.com/#/entry/enko/3a37e01ad7b54b9ea8c93989c817756f" xlink:type="simple">better off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형편이 더 나은</text:p>
          </table:table-cell>
          <table:table-cell/>
          <table:table-cell table:style-name="ce1"/>
          <table:table-cell/>
        </table:table-row>
        <table:table-row table:style-name="ro6">
          <table:table-cell table:style-name="Default" office:value-type="string" calcext:value-type="string">
            <text:p>birds of a |feather (flock to|gether)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같은 성향의 사람들(은 함께 모인다), 유유상종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whack</text:p>
          </table:table-cell>
          <table:table-cell office:value-type="string" calcext:value-type="string">
            <text:p>[wæk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세게 치다, 후려치다<text:line-break/>She whacked him with her handbag.<text:line-break/><text:line-break/>그녀가 핸드백으로 그를 후려쳤다.<text:line-break/><text:line-break/>2.동사 (되는대로) 툭 놓다[던지다]<text:line-break/>Just whack your bags in the corner.<text:line-break/><text:line-break/>네 가방들은 그냥 구석에 던져 놔.<text:line-break/><text:line-break/>3.동사 (사람을) 살해하다[해치우다]</text:p>
          </table:table-cell>
          <table:table-cell table:number-columns-repeated="2"/>
          <table:table-cell table:style-name="ce1"/>
        </table:table-row>
        <table:table-row table:style-name="ro6">
          <table:table-cell table:style-name="Default" office:value-type="string" calcext:value-type="string">
            <text:p>meanie</text:p>
          </table:table-cell>
          <table:table-cell table:style-name="Default" office:value-type="string" calcext:value-type="string">
            <text:p>[ˈmiːni]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(특히 아이들 말로) 쩨쩨한 사람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131cb71c58394a55ab3d4fbbee809d76" xlink:type="simple">snitch</text:a></text:p>
          </table:table-cell>
          <table:table-cell office:value-type="string" calcext:value-type="string">
            <text:p>[snɪtʃ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아이가 부모님·선생님에게) 일러바치다[고자질하다]<text:line-break/>Johnnie snitched on me to his mom.<text:line-break/><text:line-break/>조니가 나를 자기 엄마한테 일러바쳤다.<text:line-break/><text:line-break/>2.명사<text:line-break/>You little snitch I’ll never tell you anything again<text:line-break/><text:line-break/>이 고자질쟁이 새끼 내가 다시 너한테 무슨 말을 하나 봐라</text:p>
          </table:table-cell>
          <table:table-cell/>
          <table:table-cell table:style-name="ce1" table:number-columns-repeated="2"/>
        </table:table-row>
        <table:table-row table:style-name="ro5">
          <table:table-cell office:value-type="string" calcext:value-type="string">
            <text:p><text:a xlink:href="https://en.dict.naver.com/#/entry/enko/ca04bc7623604b59bff8fb8e89e90f7d" xlink:type="simple">smirk</text:a> </text:p>
          </table:table-cell>
          <table:table-cell office:value-type="string" calcext:value-type="string">
            <text:p>[smɜːrk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히죽히죽[능글맞게] 웃다<text:line-break/>It was hard not to smirk.<text:line-break/><text:line-break/>히죽히죽 웃음이 나오는 걸 참기가 힘들었다.<text:line-break/><text:line-break/>2.명사<text:line-break/>She had a self-satisfied smirk on her face.<text:line-break/><text:line-break/>그녀는 흡족해서 헤벌쭉한 얼굴을 하고 있었다.</text:p>
          </table:table-cell>
          <table:table-cell/>
          <table:table-cell table:style-name="ce1" table:number-columns-repeated="2"/>
        </table:table-row>
        <table:table-row table:style-name="ro3">
          <table:table-cell office:value-type="string" calcext:value-type="string">
            <text:p><text:a xlink:href="https://en.dict.naver.com/#/entry/enko/08d0032080fb444d9094aae887f466cb" xlink:type="simple">pluck</text:a></text:p>
          </table:table-cell>
          <table:table-cell office:value-type="string" calcext:value-type="string">
            <text:p>[plʌk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머리카락눈썹 등을) 뽑다<text:line-break/>She plucked out a grey hair.<text:line-break/><text:line-break/>그녀는 흰 머리카락 한 올을 뽑아내었다.<text:line-break/><text:line-break/>2.동사 (요리하기 위해 닭 등의) 털을 뽑다<text:line-break/>3.동사 (기타 등의 현을) 뜯다[퉁기다]<text:line-break/>to pluck the strings of a violin<text:line-break/><text:line-break/>바이올린의 현을 뜯어 소리를 내다</text:p>
          </table:table-cell>
          <table:table-cell/>
          <table:table-cell table:style-name="ce1" table:number-columns-repeated="2"/>
        </table:table-row>
        <table:table-row table:style-name="ro8">
          <table:table-cell office:value-type="string" calcext:value-type="string">
            <text:p><text:a xlink:href="https://en.dict.naver.com/#/entry/enko/98e99f72c6034ad69886d6bb06a09c9a" xlink:type="simple">mean</text:a> </text:p>
          </table:table-cell>
          <table:table-cell office:value-type="string" calcext:value-type="string">
            <text:p>[miː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…라는 뜻[의미]이다, …을 뜻하다[의미하다]<text:line-break/>What does this sentence mean?<text:line-break/><text:line-break/>이 문장은 무슨 뜻인가요?<text:line-break/><text:line-break/>2.동사 (특별한 의도를 담아) … 뜻으로 말하다<text:line-break/>What did he mean by that remark?<text:line-break/><text:line-break/>그가 무슨 뜻으로 그런 말을 한 거지?<text:line-break/><text:line-break/>3.동사 …을 의도하다[뜻하다/작정하다]<text:line-break/>What did she mean by leaving so early?<text:line-break/><text:line-break/>그녀는 왜 그렇게 일찍 떠난 거지?</text:p>
          </table:table-cell>
          <table:table-cell/>
          <table:table-cell table:style-name="ce1" table:number-columns-repeated="2"/>
        </table:table-row>
        <table:table-row table:style-name="ro2">
          <table:table-cell office:value-type="string" calcext:value-type="string">
            <text:p><text:a xlink:href="https://en.dict.naver.com/#/entry/enko/4b28dc0815ba478f9f071c12eb6bf5b1" xlink:type="simple">resort to violenc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폭력을 쓰다</text:p>
          </table:table-cell>
          <table:table-cell/>
          <table:table-cell table:style-name="ce1"/>
          <table:table-cell/>
        </table:table-row>
        <table:table-row table:style-name="ro8">
          <table:table-cell office:value-type="string" calcext:value-type="string">
            <text:p><text:a xlink:href="https://en.dict.naver.com/#/entry/enko/ad76254162f344d29c120b21c4b2d542" xlink:type="simple">fuss</text:a> </text:p>
          </table:table-cell>
          <table:table-cell office:value-type="string" calcext:value-type="string">
            <text:p>[fʌs] </text:p>
          </table:table-cell>
          <table:table-cell office:value-type="string" calcext:value-type="string">
            <text:p>:</text:p>
          </table:table-cell>
          <table:table-cell office:value-type="string" office:string-value="1.명사 호들갑, 법석, 야단&#10;He does what he’s told without any fuss.&#10;&#10;그는 호들갑 떨지 않고 시키는 대로 한다.&#10;&#10;2.명사 (특히 하찮은 것에 대한) 화[불평]&#10;I’m sorry for making such a fuss about the noise.&#10;&#10;그 소음을 두고 그렇게 불평해서 미안해요.&#10;&#10;3.동사 법석[야단/호들갑]을 떨다&#10;Stop fussing around and find something useful to do&#10;&#10;법석 그만 떨고 뭔가 좀 유용한 일거리를 찾아 봐" calcext:value-type="string">
            <text:p>1.명사 호들갑, 법석, 야단</text:p>
            <text:p>He does what he’s told without any fuss.</text:p>
            <text:p/>
            <text:p>그는 호들갑 떨지 않고 시키는 대로 한다.</text:p>
            <text:p/>
            <text:p>2.명사 (특히 하찮은 것에 대한) 화[불평]</text:p>
            <text:p>I’m sorry for making such a fuss about the noise.</text:p>
            <text:p/>
            <text:p>그 소음을 두고 그렇게 불평해서 미안해요.</text:p>
            <text:p/>
            <text:p>3.동사 법석[야단/호들갑]을 떨다</text:p>
            <text:p>Stop fussing around and find something useful to do</text:p>
            <text:p/>
            <text:p>법석 그만 떨고 뭔가 좀 유용한 일거리를 찾아 봐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<text:a xlink:href="https://en.dict.naver.com/#/entry/enko/f45b96a8222b457c9245f5bdcae9b1ef" xlink:type="simple">break the news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table:style-name="ce1" office:value-type="string" calcext:value-type="string">
            <text:p>소식을 전하다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en.dict.naver.com/#/entry/enko/435d898dfbc749f1a9bd51afbca5cb16" xlink:type="simple">beep</text:a> </text:p>
          </table:table-cell>
          <table:table-cell office:value-type="string" calcext:value-type="string">
            <text:p>[biːp] </text:p>
          </table:table-cell>
          <table:table-cell office:value-type="string" calcext:value-type="string">
            <text:p>:</text:p>
          </table:table-cell>
          <table:table-cell office:value-type="string" office:string-value="1.명사 (전자 기기나 자동차 경적에서 나는) 삐[빵] 소리&#10;2.동사 삐 소리를 내다&#10;The microwave beeps to let you know when it has finished.&#10;&#10;그 전자렌지는 작동이 끝나면 삐 소리로 알려준다.&#10;&#10;3.동사 (자동차 경적이[을]) 빵 소리를 내다[울리다]&#10;The car behind started beeping at us.&#10;&#10;뒤차가 우리에게 빵빵거리기 시작했다." calcext:value-type="string">
            <text:p>1.명사 (전자 기기나 자동차 경적에서 나는) 삐[빵] 소리</text:p>
            <text:p>2.동사 삐 소리를 내다</text:p>
            <text:p>The microwave beeps to let you know when it has finished.</text:p>
            <text:p/>
            <text:p>그 전자렌지는 작동이 끝나면 삐 소리로 알려준다.</text:p>
            <text:p/>
            <text:p>3.동사 (자동차 경적이[을]) 빵 소리를 내다[울리다]</text:p>
            <text:p>The car behind started beeping at us.</text:p>
            <text:p/>
            <text:p>뒤차가 우리에게 빵빵거리기 시작했다.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411d672579054d50bd3dc1875c6e9934" xlink:type="simple">screech</text:a> </text:p>
          </table:table-cell>
          <table:table-cell office:value-type="string" calcext:value-type="string">
            <text:p>[skriːtʃ] </text:p>
          </table:table-cell>
          <table:table-cell office:value-type="string" calcext:value-type="string">
            <text:p>:</text:p>
          </table:table-cell>
          <table:table-cell office:value-type="string" office:string-value="1.동사 꽥[빽/끼익/쌩] 하는 소리를 내다(귀에 거슬리는 날카로운 소리를 냄을 나타냄)&#10;Monkeys were screeching in the trees.&#10;&#10;원숭이들이 나무에서 꽥꽥거리고 있었다.&#10;&#10;2.동사 쌩[끼익] 하는 소리를 내다&#10;The car screeched to a halt outside the hospital.&#10;&#10;그 차가 끼익 하는 소리를 내며 병원 밖에 멈춰 섰다.&#10;&#10;3.명사 끼익; 빽, 꽥; 쌩쌩(귀에 거슬리는 날카로운 소리)&#10;a screech of brakes/tyres&#10;&#10;브레이크/타이어가 끼익 하는 소리" calcext:value-type="string">
            <text:p>1.동사 꽥[빽/끼익/쌩] 하는 소리를 내다(귀에 거슬리는 날카로운 소리를 냄을 나타냄)</text:p>
            <text:p>Monkeys were screeching in the trees.</text:p>
            <text:p/>
            <text:p>원숭이들이 나무에서 꽥꽥거리고 있었다.</text:p>
            <text:p/>
            <text:p>2.동사 쌩[끼익] 하는 소리를 내다</text:p>
            <text:p>The car screeched to a halt outside the hospital.</text:p>
            <text:p/>
            <text:p>그 차가 끼익 하는 소리를 내며 병원 밖에 멈춰 섰다.</text:p>
            <text:p/>
            <text:p>3.명사 끼익; 빽, 꽥; 쌩쌩(귀에 거슬리는 날카로운 소리)</text:p>
            <text:p>a screech of brakes/tyres</text:p>
            <text:p/>
            <text:p>브레이크/타이어가 끼익 하는 소리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5a708714165f4690a4f8b59a1bf7ce71" xlink:type="simple">wail</text:a> </text:p>
          </table:table-cell>
          <table:table-cell office:value-type="string" calcext:value-type="string">
            <text:p>[weɪl] </text:p>
          </table:table-cell>
          <table:table-cell office:value-type="string" calcext:value-type="string">
            <text:p>:</text:p>
          </table:table-cell>
          <table:table-cell office:value-type="string" office:string-value="1.동사 (슬픔통증 때문에) 울부짖다, 통곡하다, 흐느끼다&#10;The little girl was wailing miserably.&#10;&#10;그 어린 여자 애는 구슬피 흐느끼고 있었다.&#10;&#10;2.동사 (큰소리로) 투덜거리다[불평하다]&#10;‘It’s broken,’ she wailed.&#10;&#10;“이게 깨져 버렸어.” 그녀가 큰소리로 투덜거렸다.&#10;&#10;3.동사 (길고 높은) 소리를 내다[울리다]&#10;Ambulances raced by with sirens wailing.&#10;&#10;구급차들이 사이렌 소리를 울리며 질주했다." calcext:value-type="string">
            <text:p>1.동사 (슬픔통증 때문에) 울부짖다, 통곡하다, 흐느끼다</text:p>
            <text:p>The little girl was wailing miserably.</text:p>
            <text:p/>
            <text:p>그 어린 여자 애는 구슬피 흐느끼고 있었다.</text:p>
            <text:p/>
            <text:p>2.동사 (큰소리로) 투덜거리다[불평하다]</text:p>
            <text:p>‘It’s broken,’ she wailed.</text:p>
            <text:p/>
            <text:p>“이게 깨져 버렸어.” 그녀가 큰소리로 투덜거렸다.</text:p>
            <text:p/>
            <text:p>3.동사 (길고 높은) 소리를 내다[울리다]</text:p>
            <text:p>Ambulances raced by with sirens wailing.</text:p>
            <text:p/>
            <text:p>구급차들이 사이렌 소리를 울리며 질주했다.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<text:a xlink:href="https://en.dict.naver.com/#/entry/enko/80a857719ca6472e9997c16dfb7cbd44" xlink:type="simple">chat·ter</text:a> </text:p>
          </table:table-cell>
          <table:table-cell office:value-type="string" calcext:value-type="string">
            <text:p>[ˈtʃætə(r)] </text:p>
          </table:table-cell>
          <table:table-cell office:value-type="string" calcext:value-type="string">
            <text:p>:</text:p>
          </table:table-cell>
          <table:table-cell office:value-type="string" office:string-value="1.동사 수다를 떨다, 재잘거리다&#10;They chattered away happily for a while.&#10;&#10;그들은 한참 동안 기분 좋게 재잘거렸다.&#10;&#10;2.동사 딱딱 맞부딪치다&#10;3.동사 (요란하게) 지저귀다[깩깩거리다]" calcext:value-type="string">
            <text:p>1.동사 수다를 떨다, 재잘거리다</text:p>
            <text:p>They chattered away happily for a while.</text:p>
            <text:p/>
            <text:p>그들은 한참 동안 기분 좋게 재잘거렸다.</text:p>
            <text:p/>
            <text:p>2.동사 딱딱 맞부딪치다</text:p>
            <text:p>3.동사 (요란하게) 지저귀다[깩깩거리다]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741a09ca309a4471ba399a4748b6516a" xlink:type="simple">sus·pect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동사 (확실하지는 않지만 특히 좋지 않은 일이 있다고있을 것으로) 의심하다&#10;If you suspect a gas leak, do not strike a match or even turn on an electric light.&#10;&#10;가스 누출이 의심되면 성냥을 켜지 말고 심지어 전깃불도 켜지 말아라.&#10;&#10;2.동사 (믿지 못하고) 수상쩍어[의심쩍어] 하다&#10;I suspected her motives in offering to help.&#10;&#10;나는 도와주겠다는 그녀의 동기가 수상쩍었다.&#10;&#10;3.동사 (어떤 범죄를 저지른 것으로) 의심하다[혐의를 두다]&#10;He resigned after being suspected of theft.&#10;&#10;그는 절도 혐의를 받은 후 사직했다." calcext:value-type="string">
            <text:p>1.동사 (확실하지는 않지만 특히 좋지 않은 일이 있다고있을 것으로) 의심하다</text:p>
            <text:p>If you suspect a gas leak, do not strike a match or even turn on an electric light.</text:p>
            <text:p/>
            <text:p>가스 누출이 의심되면 성냥을 켜지 말고 심지어 전깃불도 켜지 말아라.</text:p>
            <text:p/>
            <text:p>2.동사 (믿지 못하고) 수상쩍어[의심쩍어] 하다</text:p>
            <text:p>I suspected her motives in offering to help.</text:p>
            <text:p/>
            <text:p>나는 도와주겠다는 그녀의 동기가 수상쩍었다.</text:p>
            <text:p/>
            <text:p>3.동사 (어떤 범죄를 저지른 것으로) 의심하다[혐의를 두다]</text:p>
            <text:p>He resigned after being suspected of theft.</text:p>
            <text:p/>
            <text:p>그는 절도 혐의를 받은 후 사직했다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en.dict.naver.com/#/entry/enko/8e52aa7c8901491b888628e2f1083f1b" xlink:type="simple">mean to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<text:s/>…할 셈이다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en.dict.naver.com/#/entry/enko/514ddb1090b0426da0e77a079c28422e" xlink:type="simple">resort to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~에 의지하다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99014bd6cde24778a6edc3b77bda8027" xlink:type="simple">re·sort</text:a> </text:p>
          </table:table-cell>
          <table:table-cell office:value-type="string" calcext:value-type="string">
            <text:p>[rɪˈzɔːrt] </text:p>
          </table:table-cell>
          <table:table-cell office:value-type="string" calcext:value-type="string">
            <text:p>:</text:p>
          </table:table-cell>
          <table:table-cell office:value-type="string" office:string-value="1.명사 휴양지, 리조트&#10;seaside/ski/mountain, etc. resorts&#10;&#10;해안/스키/산간 휴양지 등&#10;&#10;2.명사 의지, 의존(다른 대안이 없어서, 특히 좋지 못한 것에 기대게 됨을 나타냄)&#10;There are hopes that the conflict can be resolved without resort to violence.&#10;&#10;폭력에 의지하지 않고 그 갈등이 해결될 수 있을 것이라는 희망이 있다.&#10;&#10;3.명사 (특정 상황에서의) 제1/마지막/최후의 수단&#10;Strike action should be regarded as a last resort, when all attempts to negotiate have failed.&#10;&#10;파업 행위는 협상을 하려는 모든 시도가 실패했을 때 취할 마지막 수단으로 여겨야 한다." calcext:value-type="string">
            <text:p>1.명사 휴양지, 리조트</text:p>
            <text:p>seaside/ski/mountain, etc. resorts</text:p>
            <text:p/>
            <text:p>해안/스키/산간 휴양지 등</text:p>
            <text:p/>
            <text:p>2.명사 의지, 의존(다른 대안이 없어서, 특히 좋지 못한 것에 기대게 됨을 나타냄)</text:p>
            <text:p>There are hopes that the conflict can be resolved without resort to violence.</text:p>
            <text:p/>
            <text:p>폭력에 의지하지 않고 그 갈등이 해결될 수 있을 것이라는 희망이 있다.</text:p>
            <text:p/>
            <text:p>3.명사 (특정 상황에서의) 제1/마지막/최후의 수단</text:p>
            <text:p>Strike action should be regarded as a last resort, when all attempts to negotiate have failed.</text:p>
            <text:p/>
            <text:p>파업 행위는 협상을 하려는 모든 시도가 실패했을 때 취할 마지막 수단으로 여겨야 한다.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07561f64ac9446e3a7ea227800e785d3" xlink:type="simple">slump</text:a> </text:p>
          </table:table-cell>
          <table:table-cell office:value-type="string" calcext:value-type="string">
            <text:p>[slʌmp] </text:p>
          </table:table-cell>
          <table:table-cell office:value-type="string" calcext:value-type="string">
            <text:p>:</text:p>
          </table:table-cell>
          <table:table-cell office:value-type="string" office:string-value="1.동사 (가치수량가격 등이) 급감[급락/폭락]하다&#10;Sales have slumped this year.&#10;&#10;올해에는 매출이 급감했다.&#10;&#10;2.동사 털썩 앉다; 푹 쓰러지다&#10;The old man slumped down in his chair.&#10;&#10;그 노인은 자기 의자에 털썩 앉았다.&#10;&#10;3.명사 (가치수량가격 등의) 급감[급락/폭락]&#10;a slump in profits&#10;&#10;수익 급감" calcext:value-type="string">
            <text:p>1.동사 (가치수량가격 등이) 급감[급락/폭락]하다</text:p>
            <text:p>Sales have slumped this year.</text:p>
            <text:p/>
            <text:p>올해에는 매출이 급감했다.</text:p>
            <text:p/>
            <text:p>2.동사 털썩 앉다; 푹 쓰러지다</text:p>
            <text:p>The old man slumped down in his chair.</text:p>
            <text:p/>
            <text:p>그 노인은 자기 의자에 털썩 앉았다.</text:p>
            <text:p/>
            <text:p>3.명사 (가치수량가격 등의) 급감[급락/폭락]</text:p>
            <text:p>a slump in profits</text:p>
            <text:p/>
            <text:p>수익 급감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5016b9e52d314f1ead87d495201b1498" xlink:type="simple">|blend |in (with something/somebody)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조화를 이루다; (주위 환경에) 섞여들다&#10;Choose curtains that blend in with your decor.&#10;&#10;실내 장식과 조화를 이루는 커튼을 골라라." calcext:value-type="string">
            <text:p>1.조화를 이루다; (주위 환경에) 섞여들다</text:p>
            <text:p>Choose curtains that blend in with your decor.</text:p>
            <text:p/>
            <text:p>실내 장식과 조화를 이루는 커튼을 골라라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en.dict.naver.com/#/entry/enko/6ddaf37cc0614b81aa5858de3898b0c1" xlink:type="simple">stand out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동사 튀어나오다; 눈에 띄다, 빼어나다; 견디다; 주장하다.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17fb47160adc492da1ae67e2bc9e92ac" xlink:type="simple">crowd</text:a></text:p>
          </table:table-cell>
          <table:table-cell office:value-type="string" calcext:value-type="string">
            <text:p>[kraʊd] </text:p>
          </table:table-cell>
          <table:table-cell office:value-type="string" calcext:value-type="string">
            <text:p>:</text:p>
          </table:table-cell>
          <table:table-cell office:value-type="string" office:string-value="1.명사 (길거리나 스포츠 경기장 등에 모인) 사람들, 군중, 무리&#10;He pushed his way through the crowd.&#10;&#10;그는 사람들 사이를 밀치고 앞으로 나아갔다.&#10;&#10;2.명사 (특정한) 집단[사람들]&#10;Bob introduced her to some of the usual crowd.&#10;&#10;보브가 늘 만나는 사람들 몇 명에게 그녀를 소개했다.&#10;&#10;3.명사 일반 대중, 보통 사람들&#10;We all like to think we stand out from the crowd.&#10;&#10;우리는 모두 자기가 일반 대중들하고는 다르다고 생각하고 싶어 한다." calcext:value-type="string">
            <text:p>1.명사 (길거리나 스포츠 경기장 등에 모인) 사람들, 군중, 무리</text:p>
            <text:p>He pushed his way through the crowd.</text:p>
            <text:p/>
            <text:p>그는 사람들 사이를 밀치고 앞으로 나아갔다.</text:p>
            <text:p/>
            <text:p>2.명사 (특정한) 집단[사람들]</text:p>
            <text:p>Bob introduced her to some of the usual crowd.</text:p>
            <text:p/>
            <text:p>보브가 늘 만나는 사람들 몇 명에게 그녀를 소개했다.</text:p>
            <text:p/>
            <text:p>3.명사 일반 대중, 보통 사람들</text:p>
            <text:p>We all like to think we stand out from the crowd.</text:p>
            <text:p/>
            <text:p>우리는 모두 자기가 일반 대중들하고는 다르다고 생각하고 싶어 한다.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<text:a xlink:href="https://en.dict.naver.com/#/userEntry/enko/353acd7293d32cc95e34408ad114d017" xlink:type="simple">associate manager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대리&#10;2.부매니저&#10;3.과장" calcext:value-type="string">
            <text:p>1.대리</text:p>
            <text:p>2.부매니저</text:p>
            <text:p>3.과장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1e7bd5092f2f4970b2f239c7e8638afd" xlink:type="simple">head·hunt</text:a> </text:p>
          </table:table-cell>
          <table:table-cell office:value-type="string" calcext:value-type="string">
            <text:p>[ˈhedhʌnt] </text:p>
          </table:table-cell>
          <table:table-cell office:value-type="string" calcext:value-type="string">
            <text:p>:</text:p>
          </table:table-cell>
          <table:table-cell office:value-type="string" office:string-value="1.동사 (인재를 찾아서) 스카우트하다&#10;I was headhunted by a marketing agency.&#10;&#10;나는 한 마케팅 회사에 스카우트되었었다." calcext:value-type="string">
            <text:p>1.동사 (인재를 찾아서) 스카우트하다</text:p>
            <text:p>I was headhunted by a marketing agency.</text:p>
            <text:p/>
            <text:p>나는 한 마케팅 회사에 스카우트되었었다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dict.naver.com/#/entry/enko/1eba73d6e77941b8a10df207986000b0" xlink:type="simple">to boot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그것도(앞서 한 말에 대해 다른 말을 덧붙일 때)&#10;He was a vegetarian, and a fussy one to boot.&#10;&#10;그는 채식주의자였다. 그것도 아주 까다로운.&#10;" calcext:value-type="string">
            <text:p>1.그것도(앞서 한 말에 대해 다른 말을 덧붙일 때)</text:p>
            <text:p>He was a vegetarian, and a fussy one to boot.</text:p>
            <text:p/>
            <text:p>그는 채식주의자였다. 그것도 아주 까다로운.</text:p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9169ecc47a6143d69831180ff86c57ed" xlink:type="simple">gor·geous</text:a> </text:p>
          </table:table-cell>
          <table:table-cell office:value-type="string" calcext:value-type="string">
            <text:p>[ˈɡɔːrdʒəs] </text:p>
          </table:table-cell>
          <table:table-cell office:value-type="string" calcext:value-type="string">
            <text:p>:</text:p>
          </table:table-cell>
          <table:table-cell office:value-type="string" office:string-value="1.형용사 아주 멋진[아름다운/좋은]&#10;a gorgeous girl / man&#10;&#10;아주 멋진 아가씨/남자&#10;&#10;2.형용사 선명한, 화려한&#10;exotic birds with feathers of gorgeous colours&#10;&#10;화려한 색상의 깃털을 가진 이국적인 새들" calcext:value-type="string">
            <text:p>1.형용사 아주 멋진[아름다운/좋은]</text:p>
            <text:p>a gorgeous girl / man</text:p>
            <text:p/>
            <text:p>아주 멋진 아가씨/남자</text:p>
            <text:p/>
            <text:p>2.형용사 선명한, 화려한</text:p>
            <text:p>exotic birds with feathers of gorgeous colours</text:p>
            <text:p/>
            <text:p>화려한 색상의 깃털을 가진 이국적인 새들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d744a477515f409f8613eebc00166862" xlink:type="simple">seem·ing·ly</text:a> </text:p>
          </table:table-cell>
          <table:table-cell office:value-type="string" calcext:value-type="string">
            <text:p>[ˈsiːmɪŋli] </text:p>
          </table:table-cell>
          <table:table-cell office:value-type="string" calcext:value-type="string">
            <text:p>:</text:p>
          </table:table-cell>
          <table:table-cell office:value-type="string" office:string-value="1.부사 외견상으로, 겉보기에는&#10;a seemingly stupid question&#10;&#10;외견상 어리석은 듯한 질문&#10;&#10;2.부사 보아하니&#10;Seemingly, he borrowed the money from the bank.&#10;&#10;보아하니, 그가 은행에서 그 돈을 빌린 모양이다." calcext:value-type="string">
            <text:p>1.부사 외견상으로, 겉보기에는</text:p>
            <text:p>a seemingly stupid question</text:p>
            <text:p/>
            <text:p>외견상 어리석은 듯한 질문</text:p>
            <text:p/>
            <text:p>2.부사 보아하니</text:p>
            <text:p>Seemingly, he borrowed the money from the bank.</text:p>
            <text:p/>
            <text:p>보아하니, 그가 은행에서 그 돈을 빌린 모양이다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dict.naver.com/#/entry/enko/92effb2a28064fd48371b4bc8cfc920c" xlink:type="simple">in·sur·mount·able</text:a> </text:p>
          </table:table-cell>
          <table:table-cell office:value-type="string" calcext:value-type="string">
            <text:p>[|ɪnsər|maʊntəbl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형용사 대처[극복]할 수 없는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0384d356ff3848c0a13b9138ba811289" xlink:type="simple">obs·tacle</text:a> </text:p>
          </table:table-cell>
          <table:table-cell table:style-name="Default" office:value-type="string" calcext:value-type="string">
            <text:p>[|ɑːbstəkl]</text:p>
          </table:table-cell>
          <table:table-cell office:value-type="string" calcext:value-type="string">
            <text:p>:</text:p>
          </table:table-cell>
          <table:table-cell office:value-type="string" office:string-value="1.명사 장애&#10;A lack of qualifications can be a major obstacle to finding a job.&#10;&#10;자격 부족은 직장을 구하는 데 주요한 장애가 될 수 있다.&#10;&#10;2.명사 장애물&#10;The area was full of streams and bogs and other natural obstacles.&#10;&#10;그 지역에는 냇물, 습지, 또 다른 천연 장애물들이 가득했다." calcext:value-type="string">
            <text:p>1.명사 장애</text:p>
            <text:p>A lack of qualifications can be a major obstacle to finding a job.</text:p>
            <text:p/>
            <text:p>자격 부족은 직장을 구하는 데 주요한 장애가 될 수 있다.</text:p>
            <text:p/>
            <text:p>2.명사 장애물</text:p>
            <text:p>The area was full of streams and bogs and other natural obstacles.</text:p>
            <text:p/>
            <text:p>그 지역에는 냇물, 습지, 또 다른 천연 장애물들이 가득했다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dc073cdd6d00489b9f5faf1a4f1ad42c" xlink:type="simple">pov·erty</text:a> </text:p>
          </table:table-cell>
          <table:table-cell office:value-type="string" calcext:value-type="string">
            <text:p>[ˈpɑːvərti] </text:p>
          </table:table-cell>
          <table:table-cell office:value-type="string" calcext:value-type="string">
            <text:p>:</text:p>
          </table:table-cell>
          <table:table-cell office:value-type="string" office:string-value="1.명사 가난, 빈곤&#10;conditions of abject/extreme poverty&#10;&#10;비참하게 가난한/극빈 상태&#10;&#10;2.명사 (질적인) 부족[빈곤]&#10;There is a poverty of colour in her work.&#10;&#10;그녀의 작품에는 색채가 부족하다." calcext:value-type="string">
            <text:p>1.명사 가난, 빈곤</text:p>
            <text:p>conditions of abject/extreme poverty</text:p>
            <text:p/>
            <text:p>비참하게 가난한/극빈 상태</text:p>
            <text:p/>
            <text:p>2.명사 (질적인) 부족[빈곤]</text:p>
            <text:p>There is a poverty of colour in her work.</text:p>
            <text:p/>
            <text:p>그녀의 작품에는 색채가 부족하다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dict.naver.com/#/entry/enko/cbf05782dcc74128a599419a66d4eb64" xlink:type="simple">two-story hous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명사 이층집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d0aded7fc5ae4c04bb8f33106c6effe7" xlink:type="simple">man·sion</text:a> </text:p>
          </table:table-cell>
          <table:table-cell office:value-type="string" calcext:value-type="string">
            <text:p>[ˈmænʃn] </text:p>
          </table:table-cell>
          <table:table-cell office:value-type="string" calcext:value-type="string">
            <text:p>:</text:p>
          </table:table-cell>
          <table:table-cell office:value-type="string" office:string-value="1.명사 (인상적인) 대저택&#10;an 18th century country mansion&#10;&#10;18세기 때의 시골 대저택&#10;&#10;2.명사 (아파트·연립 주택 건물 이름에 쓰여) 맨션&#10;2 Moscow Mansions, Cromwell Road&#10;&#10;크롬웰 가, 모스크바 맨션 2호" calcext:value-type="string">
            <text:p>1.명사 (인상적인) 대저택</text:p>
            <text:p>an 18th century country mansion</text:p>
            <text:p/>
            <text:p>18세기 때의 시골 대저택</text:p>
            <text:p/>
            <text:p>2.명사 (아파트·연립 주택 건물 이름에 쓰여) 맨션</text:p>
            <text:p>2 Moscow Mansions, Cromwell Road</text:p>
            <text:p/>
            <text:p>크롬웰 가, 모스크바 맨션 2호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dict.naver.com/#/entry/enko/11ea47a497684a82aef7f2a797d7f807" xlink:type="simple">dump</text:a> </text:p>
          </table:table-cell>
          <table:table-cell office:value-type="string" calcext:value-type="string">
            <text:p>[dʌmp] </text:p>
          </table:table-cell>
          <table:table-cell office:value-type="string" calcext:value-type="string">
            <text:p>:</text:p>
          </table:table-cell>
          <table:table-cell office:value-type="string" office:string-value="1.동사 (특히 적절치 않은 곳에 쓰레기 같은 것을) 버리다&#10;Too much toxic waste is being dumped at sea.&#10;&#10;너무나 많은 유독성 폐기물이 바다에 버려지고 있다.&#10;&#10;2.동사 ~을 (~에게) 떠넘기다&#10;He’s got no right to keep dumping his problems on me.&#10;&#10;그가 계속 자기 문제를 나한테 떠넘길 권리는 없어.&#10;&#10;3.동사 (무엇을 아주 낮은 가격에, 흔히 다른 나라에) 팔아 치우다" calcext:value-type="string">
            <text:p>1.동사 (특히 적절치 않은 곳에 쓰레기 같은 것을) 버리다</text:p>
            <text:p>Too much toxic waste is being dumped at sea.</text:p>
            <text:p/>
            <text:p>너무나 많은 유독성 폐기물이 바다에 버려지고 있다.</text:p>
            <text:p/>
            <text:p>2.동사 ~을 (~에게) 떠넘기다</text:p>
            <text:p>He’s got no right to keep dumping his problems on me.</text:p>
            <text:p/>
            <text:p>그가 계속 자기 문제를 나한테 떠넘길 권리는 없어.</text:p>
            <text:p/>
            <text:p>3.동사 (무엇을 아주 낮은 가격에, 흔히 다른 나라에) 팔아 치우다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5d7545cc5d8b4ebb81acc069b3939d6e" xlink:type="simple">roof·top</text:a> </text:p>
          </table:table-cell>
          <table:table-cell office:value-type="string" calcext:value-type="string">
            <text:p>[|ruːftɑːp] </text:p>
          </table:table-cell>
          <table:table-cell office:value-type="string" calcext:value-type="string">
            <text:p>:</text:p>
          </table:table-cell>
          <table:table-cell office:value-type="string" office:string-value="1.명사 (건물의) 옥상&#10;From the hill we looked out over the rooftops of Athens.&#10;&#10;우리는 그 언덕에서 아테네 건물들의 옥상을 내려다 보았다." calcext:value-type="string">
            <text:p>1.명사 (건물의) 옥상</text:p>
            <text:p>From the hill we looked out over the rooftops of Athens.</text:p>
            <text:p/>
            <text:p>우리는 그 언덕에서 아테네 건물들의 옥상을 내려다 보았다.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83b527750cfd4d5883a01fae7bb4d641" xlink:type="simple">most of all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그 중에서도, 무엇보다도&#10;But most of all, she loves to bring buyers and sellers together.&#10;&#10;하지만 그녀가 무엇보다도 사랑하는 것은 구매자와 매도자를 이곳에서 함께 만나게 하는 일인데요" calcext:value-type="string">
            <text:p>1.그 중에서도, 무엇보다도</text:p>
            <text:p>But most of all, she loves to bring buyers and sellers together.</text:p>
            <text:p/>
            <text:p>하지만 그녀가 무엇보다도 사랑하는 것은 구매자와 매도자를 이곳에서 함께 만나게 하는 일인데요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a xlink:href="https://en.dict.naver.com/#/entry/enko/8d79727e5db94df09862a19b9bc8da94" xlink:type="simple">hone</text:a> </text:p>
          </table:table-cell>
          <table:table-cell office:value-type="string" calcext:value-type="string">
            <text:p>[hoʊn] </text:p>
          </table:table-cell>
          <table:table-cell office:value-type="string" calcext:value-type="string">
            <text:p>:</text:p>
          </table:table-cell>
          <table:table-cell office:value-type="string" office:string-value="1.동사 (특히 기술을) 연마하다&#10;His body was honed to perfection.&#10;&#10;그의 몸은 완벽할 정도로 가꾸어져 있었다.&#10;&#10;2.동사 (도구를 날카롭게) 갈다" calcext:value-type="string">
            <text:p>1.동사 (특히 기술을) 연마하다</text:p>
            <text:p>His body was honed to perfection.</text:p>
            <text:p/>
            <text:p>그의 몸은 완벽할 정도로 가꾸어져 있었다.</text:p>
            <text:p/>
            <text:p>2.동사 (도구를 날카롭게) 갈다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87d5a83650474178a93d8e3e0a031f1a" xlink:type="simple">prod·igy</text:a> </text:p>
          </table:table-cell>
          <table:table-cell office:value-type="string" calcext:value-type="string">
            <text:p>[|prɑːdədʒi] </text:p>
          </table:table-cell>
          <table:table-cell office:value-type="string" calcext:value-type="string">
            <text:p>:</text:p>
          </table:table-cell>
          <table:table-cell office:value-type="string" office:string-value="1.명사 영재&#10;a child/an infant prodigy&#10;&#10;신동" calcext:value-type="string">
            <text:p>1.명사 영재</text:p>
            <text:p>a child/an infant prodigy</text:p>
            <text:p/>
            <text:p>신동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dict.naver.com/#/entry/enko/5494563846b0448cb8abecbd6ea2b813" xlink:type="simple">halt</text:a> </text:p>
          </table:table-cell>
          <table:table-cell office:value-type="string" calcext:value-type="string">
            <text:p>[hɔːlt] </text:p>
          </table:table-cell>
          <table:table-cell office:value-type="string" calcext:value-type="string">
            <text:p>:</text:p>
          </table:table-cell>
          <table:table-cell office:value-type="string" office:string-value="1.동사 멈추다, 서다; 세우다, 중단시키다&#10;She walked towards him and then halted.&#10;&#10;그녀가 그 사람이 있는 쪽으로 걸어가더니 섰다.&#10;&#10;2.명사 멈춤, 중단&#10;Work came to a halt when the machine broke down.&#10;&#10;기계가 고장나서 작업이 중단되었다.&#10;&#10;3.명사 (시골의) 간이역" calcext:value-type="string">
            <text:p>1.동사 멈추다, 서다; 세우다, 중단시키다</text:p>
            <text:p>She walked towards him and then halted.</text:p>
            <text:p/>
            <text:p>그녀가 그 사람이 있는 쪽으로 걸어가더니 섰다.</text:p>
            <text:p/>
            <text:p>2.명사 멈춤, 중단</text:p>
            <text:p>Work came to a halt when the machine broke down.</text:p>
            <text:p/>
            <text:p>기계가 고장나서 작업이 중단되었다.</text:p>
            <text:p/>
            <text:p>3.명사 (시골의) 간이역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7799f40942c54c84a65c95673efa9492" xlink:type="simple">prop·er·ly</text:a> </text:p>
          </table:table-cell>
          <table:table-cell office:value-type="string" calcext:value-type="string">
            <text:p>[ˈprɑːpərli] </text:p>
          </table:table-cell>
          <table:table-cell office:value-type="string" calcext:value-type="string">
            <text:p>:</text:p>
          </table:table-cell>
          <table:table-cell office:value-type="string" office:string-value="1.부사 제대로, 적절히&#10;How much money do we need to do the job properly?&#10;&#10;우리가 그 일을 제대로 하려면 돈이 얼마나 필요하죠?&#10;&#10;2.부사 (사회적·도덕적으로) 올바로[제대로/예의 바르게]&#10;You acted perfectly properly in approaching me first.&#10;&#10;당신은 처음 내게 다가올 때 전적으로 예의 바르게 행동했어요.&#10;&#10;3.부사 실은, 사실&#10;He had usurped powers that properly belonged to parliament.&#10;&#10;그가 실은 의회에 속해 있던 권력을 찬탈했었다." calcext:value-type="string">
            <text:p>1.부사 제대로, 적절히</text:p>
            <text:p>How much money do we need to do the job properly?</text:p>
            <text:p/>
            <text:p>우리가 그 일을 제대로 하려면 돈이 얼마나 필요하죠?</text:p>
            <text:p/>
            <text:p>2.부사 (사회적·도덕적으로) 올바로[제대로/예의 바르게]</text:p>
            <text:p>You acted perfectly properly in approaching me first.</text:p>
            <text:p/>
            <text:p>당신은 처음 내게 다가올 때 전적으로 예의 바르게 행동했어요.</text:p>
            <text:p/>
            <text:p>3.부사 실은, 사실</text:p>
            <text:p>He had usurped powers that properly belonged to parliament.</text:p>
            <text:p/>
            <text:p>그가 실은 의회에 속해 있던 권력을 찬탈했었다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dict.naver.com/#/entry/enko/16b8cdb723404bc7a1d6baec0b21e6b5" xlink:type="simple">chair·man</text:a> </text:p>
          </table:table-cell>
          <table:table-cell office:value-type="string" calcext:value-type="string">
            <text:p>[|tʃermən] </text:p>
          </table:table-cell>
          <table:table-cell office:value-type="string" calcext:value-type="string">
            <text:p>:</text:p>
          </table:table-cell>
          <table:table-cell office:value-type="string" office:string-value="1.명사 (회의의) 의장&#10;2.명사 (회사·위원회 등의) 회장&#10;the chairman of the board of governors&#10;&#10;(학교) 이사회 회장" calcext:value-type="string">
            <text:p>1.명사 (회의의) 의장</text:p>
            <text:p>2.명사 (회사·위원회 등의) 회장</text:p>
            <text:p>the chairman of the board of governors</text:p>
            <text:p/>
            <text:p>(학교) 이사회 회장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dict.naver.com/#/entry/enko/d889b643a22041d0af5ec3fec51864b4" xlink:type="simple">se·nior</text:a> </text:p>
          </table:table-cell>
          <table:table-cell office:value-type="string" calcext:value-type="string">
            <text:p>[ˈsiːniə(r)] </text:p>
          </table:table-cell>
          <table:table-cell office:value-type="string" calcext:value-type="string">
            <text:p>:</text:p>
          </table:table-cell>
          <table:table-cell office:value-type="string" office:string-value="1.형용사 (계급지위가) 고위[고급/상급/상위]의&#10;a senior officer/manager/lecturer, etc.&#10;&#10;고급 장교/고위 경영자/(조교수급에 해당하는) 교수&#10;&#10;2.형용사 (스포츠에서 상급 수준에 이른) 성인[일반인/고급 실력자]을 위한&#10;to take part in senior competitions&#10;&#10;성인 대회에 참가하다&#10;&#10;3.형용사 시니어, 아버지(아들과 이름이 같은 남자의 이름 뒤에, 혼동을 피하기 위해 붙임)" calcext:value-type="string">
            <text:p>1.형용사 (계급지위가) 고위[고급/상급/상위]의</text:p>
            <text:p>a senior officer/manager/lecturer, etc.</text:p>
            <text:p/>
            <text:p>고급 장교/고위 경영자/(조교수급에 해당하는) 교수</text:p>
            <text:p/>
            <text:p>2.형용사 (스포츠에서 상급 수준에 이른) 성인[일반인/고급 실력자]을 위한</text:p>
            <text:p>to take part in senior competitions</text:p>
            <text:p/>
            <text:p>성인 대회에 참가하다</text:p>
            <text:p/>
            <text:p>3.형용사 시니어, 아버지(아들과 이름이 같은 남자의 이름 뒤에, 혼동을 피하기 위해 붙임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96460dca765d4f66b6e8ca07340ac4aa" xlink:type="simple">ob·ses·sion</text:a> </text:p>
          </table:table-cell>
          <table:table-cell office:value-type="string" calcext:value-type="string">
            <text:p>[əbˈseʃn] </text:p>
          </table:table-cell>
          <table:table-cell office:value-type="string" calcext:value-type="string">
            <text:p>:</text:p>
          </table:table-cell>
          <table:table-cell office:value-type="string" office:string-value="1.명사 강박 상태; 집착&#10;Her fear of flying is bordering on obsession.&#10;&#10;그녀의 비행 공포증이 거의 강박 상태 수준이다.&#10;&#10;2.명사 강박 관념&#10;Fitness has become an obsession with him.&#10;&#10;건강 관리가 그에게는 강박 관념이 되었다." calcext:value-type="string">
            <text:p>1.명사 강박 상태; 집착</text:p>
            <text:p>Her fear of flying is bordering on obsession.</text:p>
            <text:p/>
            <text:p>그녀의 비행 공포증이 거의 강박 상태 수준이다.</text:p>
            <text:p/>
            <text:p>2.명사 강박 관념</text:p>
            <text:p>Fitness has become an obsession with him.</text:p>
            <text:p/>
            <text:p>건강 관리가 그에게는 강박 관념이 되었다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en.dict.naver.com/#/entry/enko/b458a57687ef49d29cf6735b559c9fe9" xlink:type="simple">deal with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~을 다루다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e20c249b02dc4074b4bb58ae40461bb2" xlink:type="simple">in·timi·date</text:a> </text:p>
          </table:table-cell>
          <table:table-cell office:value-type="string" calcext:value-type="string">
            <text:p>[ɪnˈtɪmɪdeɪt] </text:p>
          </table:table-cell>
          <table:table-cell office:value-type="string" calcext:value-type="string">
            <text:p>:</text:p>
          </table:table-cell>
          <table:table-cell office:value-type="string" office:string-value="1.동사 (시키는 대로 하도록) 겁을 주다[위협하다]&#10;They were accused of intimidating people into voting for them.&#10;&#10;그들은 자기들에게 투표를 하도록 사람들을 위협했다는 비난을 받았다." calcext:value-type="string">
            <text:p>1.동사 (시키는 대로 하도록) 겁을 주다[위협하다]</text:p>
            <text:p>They were accused of intimidating people into voting for them.</text:p>
            <text:p/>
            <text:p>그들은 자기들에게 투표를 하도록 사람들을 위협했다는 비난을 받았다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dict.naver.com/#/entry/enko/ef80334424894c2c9d222e263a3b3c82" xlink:type="simple">roy·alty</text:a> </text:p>
          </table:table-cell>
          <table:table-cell office:value-type="string" calcext:value-type="string">
            <text:p>[ˈrɔɪəlti] </text:p>
          </table:table-cell>
          <table:table-cell office:value-type="string" calcext:value-type="string">
            <text:p>:</text:p>
          </table:table-cell>
          <table:table-cell office:value-type="string" office:string-value="1.명사 왕족(들)&#10;The gala evening was attended by royalty and politicians.&#10;&#10;그 야간 경축 행사에는 왕족들과 정치인들이 참석했다.&#10;&#10;2.명사 (책의) 인세, (음악 작품 등의) 저작권 사용료[수익금]&#10;All royalties from the album will go to charity.&#10;&#10;그 앨범에서 나오는 모든 수익금은 자선기금으로 들어간다.&#10;&#10;3.명사 (유정·광산) 사용료[특허권]" calcext:value-type="string">
            <text:p>1.명사 왕족(들)</text:p>
            <text:p>The gala evening was attended by royalty and politicians.</text:p>
            <text:p/>
            <text:p>그 야간 경축 행사에는 왕족들과 정치인들이 참석했다.</text:p>
            <text:p/>
            <text:p>2.명사 (책의) 인세, (음악 작품 등의) 저작권 사용료[수익금]</text:p>
            <text:p>All royalties from the album will go to charity.</text:p>
            <text:p/>
            <text:p>그 앨범에서 나오는 모든 수익금은 자선기금으로 들어간다.</text:p>
            <text:p/>
            <text:p>3.명사 (유정·광산) 사용료[특허권]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dict.naver.com/#/entry/enko/5e015668b6c34413a1d7262a29b8e504" xlink:type="simple">sigh</text:a> </text:p>
          </table:table-cell>
          <table:table-cell office:value-type="string" calcext:value-type="string">
            <text:p>[saɪ] </text:p>
          </table:table-cell>
          <table:table-cell office:value-type="string" calcext:value-type="string">
            <text:p>:</text:p>
          </table:table-cell>
          <table:table-cell office:value-type="string" office:string-value="1.동사 한숨을 쉬다, 한숨짓다&#10;He sighed deeply at the thought.&#10;&#10;그는 그 생각을 하며 깊은 한숨을 쉬었다.&#10;&#10;2.동사 한숨을 쉬며[탄식하듯] 말하다&#10;‘Oh well, better luck next time,’ she sighed.&#10;&#10;“뭐 저, 다음번에는 운이 더 좋겠지.” 그녀가 한숨을 쉬며 말했다.&#10;&#10;3.동사 탄식하듯 불다" calcext:value-type="string">
            <text:p>1.동사 한숨을 쉬다, 한숨짓다</text:p>
            <text:p>He sighed deeply at the thought.</text:p>
            <text:p/>
            <text:p>그는 그 생각을 하며 깊은 한숨을 쉬었다.</text:p>
            <text:p/>
            <text:p>2.동사 한숨을 쉬며[탄식하듯] 말하다</text:p>
            <text:p>‘Oh well, better luck next time,’ she sighed.</text:p>
            <text:p/>
            <text:p>“뭐 저, 다음번에는 운이 더 좋겠지.” 그녀가 한숨을 쉬며 말했다.</text:p>
            <text:p/>
            <text:p>3.동사 탄식하듯 불다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f13b9b384ec4497aa65f3733c589e944" xlink:type="simple">no·tice</text:a> </text:p>
          </table:table-cell>
          <table:table-cell office:value-type="string" calcext:value-type="string">
            <text:p>[|noʊtɪs] </text:p>
          </table:table-cell>
          <table:table-cell office:value-type="string" calcext:value-type="string">
            <text:p>:</text:p>
          </table:table-cell>
          <table:table-cell office:value-type="string" office:string-value="1.명사 신경씀, 주목, 알아챔&#10;Don’t take any notice of what you read in the papers.&#10;&#10;신문에서 읽는 내용에는 전혀 신경쓰지 마세요.&#10;&#10;2.명사 (보통 공공장소에 붙이는) 공고문[안내문]&#10;There was a notice on the board saying the class had been cancelled.&#10;&#10;게시판에 수업이 취소되었다는 안내문이 붙어 있었다.&#10;&#10;3.명사 안내판, 표지판&#10;a notice saying ‘Keep off the Grass’&#10;&#10;‘잔디밭에 들어가지 마시오’라는 표지판" calcext:value-type="string">
            <text:p>1.명사 신경씀, 주목, 알아챔</text:p>
            <text:p>Don’t take any notice of what you read in the papers.</text:p>
            <text:p/>
            <text:p>신문에서 읽는 내용에는 전혀 신경쓰지 마세요.</text:p>
            <text:p/>
            <text:p>2.명사 (보통 공공장소에 붙이는) 공고문[안내문]</text:p>
            <text:p>There was a notice on the board saying the class had been cancelled.</text:p>
            <text:p/>
            <text:p>게시판에 수업이 취소되었다는 안내문이 붙어 있었다.</text:p>
            <text:p/>
            <text:p>3.명사 안내판, 표지판</text:p>
            <text:p>a notice saying ‘Keep off the Grass’</text:p>
            <text:p/>
            <text:p>‘잔디밭에 들어가지 마시오’라는 표지판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en.dict.naver.com/#/entry/enen/8456aa8fb0e64e91a4027a3b42848e33" xlink:type="simple">hand in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동사 to return or submit (something, such as an examination paper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en.dict.naver.com/#/entry/enko/4d730382c4b545ecb8d21b0e01024361" xlink:type="simple">run into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동사 뛰어들어가다; …와 충돌하다; …와 우연히 만나다; 합계 …이 되다.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5fc2a777c46c481e9662cb40c5e365c6" xlink:type="simple">man·age</text:a> </text:p>
          </table:table-cell>
          <table:table-cell office:value-type="string" calcext:value-type="string">
            <text:p>[ˈmænɪdʒ] </text:p>
          </table:table-cell>
          <table:table-cell office:value-type="string" calcext:value-type="string">
            <text:p>:</text:p>
          </table:table-cell>
          <table:table-cell office:value-type="string" office:string-value="1.동사 (힘든 일을) 간신히[용케] 해내다, (어떻게든) …하다[해내다]&#10;In spite of his disappointment, he managed a weak smile.&#10;&#10;그는 실망감에도 불구하고 간신히 희미한 미소를 지어 보였다.&#10;&#10;2.동사 (문제·곤경을 헤치며) 살아 나가다[지내다]&#10;I don’t know how she manages on her own with four kids.&#10;&#10;난 그녀가 혼자서 아이들 네 명과 어떻게 살아 나가는지 모르겠어.&#10;&#10;3.동사 (많지 않은 돈으로) 살아 내다&#10;He has to manage on less than £100 a week.&#10;&#10;그는 일주일에 100파운드가 못 되는 돈으로 살아 내야 한다." calcext:value-type="string">
            <text:p>1.동사 (힘든 일을) 간신히[용케] 해내다, (어떻게든) …하다[해내다]</text:p>
            <text:p>In spite of his disappointment, he managed a weak smile.</text:p>
            <text:p/>
            <text:p>그는 실망감에도 불구하고 간신히 희미한 미소를 지어 보였다.</text:p>
            <text:p/>
            <text:p>2.동사 (문제·곤경을 헤치며) 살아 나가다[지내다]</text:p>
            <text:p>I don’t know how she manages on her own with four kids.</text:p>
            <text:p/>
            <text:p>난 그녀가 혼자서 아이들 네 명과 어떻게 살아 나가는지 모르겠어.</text:p>
            <text:p/>
            <text:p>3.동사 (많지 않은 돈으로) 살아 내다</text:p>
            <text:p>He has to manage on less than £100 a week.</text:p>
            <text:p/>
            <text:p>그는 일주일에 100파운드가 못 되는 돈으로 살아 내야 한다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ae2b7d77120446f0b5f1d481c26c3225" xlink:type="simple">|all the |way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내내[시종]&#10;She didn’t speak a word to me all the way back home.&#10;&#10;그녀는 집으로 돌아오는 내내 나에게 한 마디 말도 하지 않았다.&#10;&#10;2.완전히; 온 힘을 다해&#10;I’m fighting him all the way.&#10;&#10;나는 그와 온 힘을 다해 싸우고 있다." calcext:value-type="string">
            <text:p>1.내내[시종]</text:p>
            <text:p>She didn’t speak a word to me all the way back home.</text:p>
            <text:p/>
            <text:p>그녀는 집으로 돌아오는 내내 나에게 한 마디 말도 하지 않았다.</text:p>
            <text:p/>
            <text:p>2.완전히; 온 힘을 다해</text:p>
            <text:p>I’m fighting him all the way.</text:p>
            <text:p/>
            <text:p>나는 그와 온 힘을 다해 싸우고 있다.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33f9c87005654715802cdc55dc749be7" xlink:type="simple">an·nounce</text:a> </text:p>
          </table:table-cell>
          <table:table-cell office:value-type="string" calcext:value-type="string">
            <text:p>[əˈnaʊns] </text:p>
          </table:table-cell>
          <table:table-cell office:value-type="string" calcext:value-type="string">
            <text:p>:</text:p>
          </table:table-cell>
          <table:table-cell office:value-type="string" office:string-value="1.동사 발표하다, 알리다&#10;They haven’t formally announced their engagement yet.&#10;&#10;그들이 약혼을 아직 공식적으로 발표하지는 않았다.&#10;&#10;2.동사 (공공장소에서) 방송으로 알리다&#10;Has our flight been announced yet?&#10;&#10;우리가 탈 비행기에 대한 안내 방송이 이미 나왔니?&#10;&#10;3.동사 (큰 소리로 진지하게) 선언[단언]하다&#10;‘I’ve given up smoking,’ she announced.&#10;&#10;‘나 담배 끊었어.’ 그녀가 단언했다" calcext:value-type="string">
            <text:p>1.동사 발표하다, 알리다</text:p>
            <text:p>They haven’t formally announced their engagement yet.</text:p>
            <text:p/>
            <text:p>그들이 약혼을 아직 공식적으로 발표하지는 않았다.</text:p>
            <text:p/>
            <text:p>2.동사 (공공장소에서) 방송으로 알리다</text:p>
            <text:p>Has our flight been announced yet?</text:p>
            <text:p/>
            <text:p>우리가 탈 비행기에 대한 안내 방송이 이미 나왔니?</text:p>
            <text:p/>
            <text:p>3.동사 (큰 소리로 진지하게) 선언[단언]하다</text:p>
            <text:p>‘I’ve given up smoking,’ she announced.</text:p>
            <text:p/>
            <text:p>‘나 담배 끊었어.’ 그녀가 단언했다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44f7078018ed4d27a88b15cd53e105a7" xlink:type="simple">tempt</text:a> </text:p>
          </table:table-cell>
          <table:table-cell office:value-type="string" calcext:value-type="string">
            <text:p>[tempt] </text:p>
          </table:table-cell>
          <table:table-cell office:value-type="string" calcext:value-type="string">
            <text:p>:</text:p>
          </table:table-cell>
          <table:table-cell office:value-type="string" office:string-value="1.동사 (좋지 않은 일을 하도록) 유혹하다[부추기다]&#10;I was tempted by the dessert menu.&#10;&#10;나는 디저트 메뉴에 유혹당했다.&#10;&#10;2.동사 (어떤 것을 제의하거나 하여) 유도[설득]하다&#10;How can we tempt young people into engineering?&#10;&#10;우리가 어떻게 젊은이들이 공학 분야로 들어오도록 유도할 수 있을까요?" calcext:value-type="string">
            <text:p>1.동사 (좋지 않은 일을 하도록) 유혹하다[부추기다]</text:p>
            <text:p>I was tempted by the dessert menu.</text:p>
            <text:p/>
            <text:p>나는 디저트 메뉴에 유혹당했다.</text:p>
            <text:p/>
            <text:p>2.동사 (어떤 것을 제의하거나 하여) 유도[설득]하다</text:p>
            <text:p>How can we tempt young people into engineering?</text:p>
            <text:p/>
            <text:p>우리가 어떻게 젊은이들이 공학 분야로 들어오도록 유도할 수 있을까요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dict.naver.com/#/entry/enko/7c40daee84d04c2d87d323ecd45fb3f0" xlink:type="simple">right under your nos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바로 네 앞에서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https://en.dict.naver.com/#/entry/enko/092aecdc3e114cfda1071e77c11dd388" xlink:type="simple">ex·cep·tion·al</text:a> </text:p>
          </table:table-cell>
          <table:table-cell office:value-type="string" calcext:value-type="string">
            <text:p>[ɪkˈsepʃənl] </text:p>
          </table:table-cell>
          <table:table-cell office:value-type="string" calcext:value-type="string">
            <text:p>:</text:p>
          </table:table-cell>
          <table:table-cell office:value-type="string" office:string-value="1.형용사 이례적일 정도로 우수한, 특출한&#10;At the age of five he showed exceptional talent as a musician.&#10;&#10;그는 다섯 살의 나이에 음악에 특출한 재능을 보였다.&#10;&#10;2.형용사 극히 예외적인&#10;This deadline will be extended only in exceptional circumstances.&#10;&#10;이 기한은 오직 극히 예외적인 상황에서만 연장될 것이다." calcext:value-type="string">
            <text:p>1.형용사 이례적일 정도로 우수한, 특출한</text:p>
            <text:p>At the age of five he showed exceptional talent as a musician.</text:p>
            <text:p/>
            <text:p>그는 다섯 살의 나이에 음악에 특출한 재능을 보였다.</text:p>
            <text:p/>
            <text:p>2.형용사 극히 예외적인</text:p>
            <text:p>This deadline will be extended only in exceptional circumstances.</text:p>
            <text:p/>
            <text:p>이 기한은 오직 극히 예외적인 상황에서만 연장될 것이다.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8c356bbfb2db4e5ca7a504d91d61cc95" xlink:type="simple">buzz</text:a> </text:p>
          </table:table-cell>
          <table:table-cell office:value-type="string" calcext:value-type="string">
            <text:p>[bʌz] </text:p>
          </table:table-cell>
          <table:table-cell office:value-type="string" calcext:value-type="string">
            <text:p>:</text:p>
          </table:table-cell>
          <table:table-cell office:value-type="string" office:string-value="1.동사 윙윙거리다&#10;Bees buzzed lazily among the flowers.&#10;&#10;벌들이 꽃들 사이로 한가로이 윙윙거렸다.&#10;&#10;2.동사 윙하는 소리를 내다&#10;The doorbell buzzed loudly.&#10;&#10;초인종이 윙하고 크게 울렸다.&#10;&#10;3.동사 부산스럽다, 활기가 넘치다&#10;The place was buzzing with journalists.&#10;&#10;그 장소는 기자들로 부산스러웠다." calcext:value-type="string">
            <text:p>1.동사 윙윙거리다</text:p>
            <text:p>Bees buzzed lazily among the flowers.</text:p>
            <text:p/>
            <text:p>벌들이 꽃들 사이로 한가로이 윙윙거렸다.</text:p>
            <text:p/>
            <text:p>2.동사 윙하는 소리를 내다</text:p>
            <text:p>The doorbell buzzed loudly.</text:p>
            <text:p/>
            <text:p>초인종이 윙하고 크게 울렸다.</text:p>
            <text:p/>
            <text:p>3.동사 부산스럽다, 활기가 넘치다</text:p>
            <text:p>The place was buzzing with journalists.</text:p>
            <text:p/>
            <text:p>그 장소는 기자들로 부산스러웠다.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a xlink:href="https://en.dict.naver.com/#/entry/enko/50952f4512b447dbb681c508d42d8b97" xlink:type="simple">res·ig·na·tion</text:a> </text:p>
          </table:table-cell>
          <table:table-cell office:value-type="string" calcext:value-type="string">
            <text:p>[ˌrezɪɡˈneɪʃn] </text:p>
          </table:table-cell>
          <table:table-cell office:value-type="string" calcext:value-type="string">
            <text:p>:</text:p>
          </table:table-cell>
          <table:table-cell office:value-type="string" office:string-value="1.명사 사직, 사임&#10;a letter of resignation&#10;&#10;사직서[원]&#10;&#10;2.명사 사직서[원]&#10;to offer/hand in/tender your resignation&#10;&#10;사직서를 제출하다[내다]&#10;&#10;3.명사 (괴롭거나 힘든 일을) 받아들임, 감수(甘受), 체념&#10;They accepted their defeat with resignation.&#10;&#10;그들은 체념을 하고 받아들였다." calcext:value-type="string">
            <text:p>1.명사 사직, 사임</text:p>
            <text:p>a letter of resignation</text:p>
            <text:p/>
            <text:p>사직서[원]</text:p>
            <text:p/>
            <text:p>2.명사 사직서[원]</text:p>
            <text:p>to offer/hand in/tender your resignation</text:p>
            <text:p/>
            <text:p>사직서를 제출하다[내다]</text:p>
            <text:p/>
            <text:p>3.명사 (괴롭거나 힘든 일을) 받아들임, 감수(甘受), 체념</text:p>
            <text:p>They accepted their defeat with resignation.</text:p>
            <text:p/>
            <text:p>그들은 체념을 하고 받아들였다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en.dict.naver.com/#/entry/enko/26ccf143602c4047a236f36a8189ecef" xlink:type="simple">af·fili·at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동사 (더 큰 회사기관 등과) 제휴[연계]하다&#10;The hospital is affiliated with the local university.&#10;&#10;그 병원은 지역 대학과 제휴하고 있다.&#10;&#10;2.동사 가입하다, 연계되다&#10;The majority of people questioned affiliated themselves with a religious group.&#10;&#10;설문에 응한 사람들 대부분이 종교 단체에 가입해 있었다.[also V&#10;&#10;3.명사 계열(회)사" calcext:value-type="string">
            <text:p>1.동사 (더 큰 회사기관 등과) 제휴[연계]하다</text:p>
            <text:p>The hospital is affiliated with the local university.</text:p>
            <text:p/>
            <text:p>그 병원은 지역 대학과 제휴하고 있다.</text:p>
            <text:p/>
            <text:p>2.동사 가입하다, 연계되다</text:p>
            <text:p>The majority of people questioned affiliated themselves with a religious group.</text:p>
            <text:p/>
            <text:p>설문에 응한 사람들 대부분이 종교 단체에 가입해 있었다.[also V</text:p>
            <text:p/>
            <text:p>3.명사 계열(회)사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049680e372bd4e959af9674ed19e009e" xlink:type="simple">for |good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영원히&#10;This time she’s leaving for good.&#10;&#10;이번에는 그녀가 영원히 떠난다." calcext:value-type="string">
            <text:p>1.영원히</text:p>
            <text:p>This time she’s leaving for good.</text:p>
            <text:p/>
            <text:p>이번에는 그녀가 영원히 떠난다.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en.dict.naver.com/#/entry/enko/021f729d4e824f14bba9a21c3a09c877" xlink:type="simple">rain·fall</text:a> </text:p>
          </table:table-cell>
          <table:table-cell office:value-type="string" calcext:value-type="string">
            <text:p>[ˈreɪnfɔːl] </text:p>
          </table:table-cell>
          <table:table-cell office:value-type="string" calcext:value-type="string">
            <text:p>:</text:p>
          </table:table-cell>
          <table:table-cell office:value-type="string" office:string-value="1.명사 강우(량)&#10;There has been below average rainfall this month.&#10;&#10;이번 달에는 강우량이 평균 미만이었다." calcext:value-type="string">
            <text:p>1.명사 강우(량)</text:p>
            <text:p>There has been below average rainfall this month.</text:p>
            <text:p/>
            <text:p>이번 달에는 강우량이 평균 미만이었다.</text:p>
          </table:table-cell>
          <table:table-cell table:number-columns-repeated="3"/>
        </table:table-row>
        <table:table-row table:style-name="ro6" table:number-rows-repeated="4"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00/00/00</text:date>, <text:time style:data-style-name="N2" text:time-value="09:22:19.842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9:19:00.704000000</meta:creation-date>
    <dc:date>2021-02-07T10:33:37.451000000</dc:date>
    <meta:editing-duration>PT16H28M29S</meta:editing-duration>
    <meta:editing-cycles>29</meta:editing-cycles>
    <meta:generator>Ultra_Office/6.2.3.2$Windows_x86 LibreOffice_project/</meta:generator>
    <meta:document-statistic meta:table-count="1" meta:cell-count="474" meta:object-count="0"/>
  </office:meta>
</office:document-meta>
</file>